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36.174cm" style:rel-width="90%" table:align="center"/>
    </style:style>
    <style:style style:name="Tabela1.A" style:family="table-column">
      <style:table-column-properties style:column-width="2.011cm" style:rel-column-width="1380*"/>
    </style:style>
    <style:style style:name="Tabela1.B" style:family="table-column">
      <style:table-column-properties style:column-width="2.99cm" style:rel-column-width="2052*"/>
    </style:style>
    <style:style style:name="Tabela1.C" style:family="table-column">
      <style:table-column-properties style:column-width="15.587cm" style:rel-column-width="10698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36.174cm" style:rel-width="90%" table:align="center" fo:background-color="transparent">
        <style:background-image/>
      </style:table-properties>
    </style:style>
    <style:style style:name="Tabela17.A" style:family="table-column">
      <style:table-column-properties style:column-width="2.09cm" style:rel-column-width="1185*"/>
    </style:style>
    <style:style style:name="Tabela17.B" style:family="table-column">
      <style:table-column-properties style:column-width="2.91cm" style:rel-column-width="1650*"/>
    </style:style>
    <style:style style:name="Tabela17.C" style:family="table-column">
      <style:table-column-properties style:column-width="10.391cm" style:rel-column-width="589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6.174cm" style:rel-width="90%" table:align="center"/>
    </style:style>
    <style:style style:name="Tabela2.A" style:family="table-column">
      <style:table-column-properties style:column-width="2cm" style:rel-column-width="1134*"/>
    </style:style>
    <style:style style:name="Tabela2.B" style:family="table-column">
      <style:table-column-properties style:column-width="11.391cm" style:rel-column-width="645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6.174cm" style:rel-width="90%" table:align="center"/>
    </style:style>
    <style:style style:name="Tabela3.A" style:family="table-column">
      <style:table-column-properties style:column-width="2.011cm" style:rel-column-width="1140*"/>
    </style:style>
    <style:style style:name="Tabela3.B" style:family="table-column">
      <style:table-column-properties style:column-width="2.99cm" style:rel-column-width="1695*"/>
    </style:style>
    <style:style style:name="Tabela3.C" style:family="table-column">
      <style:table-column-properties style:column-width="31.173cm" style:rel-column-width="1767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36.174cm" style:rel-width="90%" table:align="center"/>
    </style:style>
    <style:style style:name="Tabela14.A" style:family="table-column">
      <style:table-column-properties style:column-width="2.011cm" style:rel-column-width="1140*"/>
    </style:style>
    <style:style style:name="Tabela14.B" style:family="table-column">
      <style:table-column-properties style:column-width="2.99cm" style:rel-column-width="1695*"/>
    </style:style>
    <style:style style:name="Tabela14.C" style:family="table-column">
      <style:table-column-properties style:column-width="31.173cm" style:rel-column-width="17673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36.174cm" style:rel-width="90%" table:align="center"/>
    </style:style>
    <style:style style:name="Tabela7.A" style:family="table-column">
      <style:table-column-properties style:column-width="2.011cm" style:rel-column-width="1140*"/>
    </style:style>
    <style:style style:name="Tabela7.B" style:family="table-column">
      <style:table-column-properties style:column-width="11.388cm" style:rel-column-width="6456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3" style:family="table-row">
      <style:table-row-properties style:min-row-height="1.138cm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36.174cm" style:rel-width="90%" table:align="center"/>
    </style:style>
    <style:style style:name="Tabela11.A" style:family="table-column">
      <style:table-column-properties style:column-width="2.011cm" style:rel-column-width="1140*"/>
    </style:style>
    <style:style style:name="Tabela11.B" style:family="table-column">
      <style:table-column-properties style:column-width="34.163cm" style:rel-column-width="193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36.174cm" style:rel-width="90%" table:align="center"/>
    </style:style>
    <style:style style:name="Tabela23.A" style:family="table-column">
      <style:table-column-properties style:column-width="2.011cm" style:rel-column-width="1140*"/>
    </style:style>
    <style:style style:name="Tabela23.B" style:family="table-column">
      <style:table-column-properties style:column-width="2.99cm" style:rel-column-width="1695*"/>
    </style:style>
    <style:style style:name="Tabela23.C" style:family="table-column">
      <style:table-column-properties style:column-width="31.173cm" style:rel-column-width="17673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36.174cm" style:rel-width="90%" table:align="center"/>
    </style:style>
    <style:style style:name="Tabela5.A" style:family="table-column">
      <style:table-column-properties style:column-width="2.011cm" style:rel-column-width="1140*"/>
    </style:style>
    <style:style style:name="Tabela5.B" style:family="table-column">
      <style:table-column-properties style:column-width="2.99cm" style:rel-column-width="1695*"/>
    </style:style>
    <style:style style:name="Tabela5.C" style:family="table-column">
      <style:table-column-properties style:column-width="10.391cm" style:rel-column-width="589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3" style:family="table-row">
      <style:table-row-properties style:min-row-height="3.022cm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36.174cm" style:rel-width="90%" table:align="center"/>
    </style:style>
    <style:style style:name="Tabela6.A" style:family="table-column">
      <style:table-column-properties style:column-width="2cm" style:rel-column-width="1373*"/>
    </style:style>
    <style:style style:name="Tabela6.B" style:family="table-column">
      <style:table-column-properties style:column-width="3cm" style:rel-column-width="2059*"/>
    </style:style>
    <style:style style:name="Tabela6.C" style:family="table-column">
      <style:table-column-properties style:column-width="10.391cm" style:rel-column-width="7132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36.174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2cm" style:rel-column-width="1134*"/>
    </style:style>
    <style:style style:name="Tabela15.B" style:family="table-column">
      <style:table-column-properties style:column-width="3cm" style:rel-column-width="1701*"/>
    </style:style>
    <style:style style:name="Tabela15.C" style:family="table-column">
      <style:table-column-properties style:column-width="10.391cm" style:rel-column-width="5891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3" style:family="table-row">
      <style:table-row-properties fo:background-color="transparent">
        <style:background-image/>
      </style:table-row-properties>
    </style:style>
    <style:style style:name="Tabela15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5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36.174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2.09cm" style:rel-column-width="1185*"/>
    </style:style>
    <style:style style:name="Tabela10.B" style:family="table-column">
      <style:table-column-properties style:column-width="2.91cm" style:rel-column-width="1650*"/>
    </style:style>
    <style:style style:name="Tabela10.C" style:family="table-column">
      <style:table-column-properties style:column-width="10.391cm" style:rel-column-width="5891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36.174cm" style:rel-width="90%" table:align="center"/>
    </style:style>
    <style:style style:name="Tabela13.A" style:family="table-column">
      <style:table-column-properties style:column-width="2cm" style:rel-column-width="1134*"/>
    </style:style>
    <style:style style:name="Tabela13.B" style:family="table-column">
      <style:table-column-properties style:column-width="3cm" style:rel-column-width="1701*"/>
    </style:style>
    <style:style style:name="Tabela13.C" style:family="table-column">
      <style:table-column-properties style:column-width="3.117cm" style:rel-column-width="1767*"/>
    </style:style>
    <style:style style:name="Tabela13.E" style:family="table-column">
      <style:table-column-properties style:column-width="3.119cm" style:rel-column-width="17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3" style:family="table-row">
      <style:table-row-properties style:min-row-height="1.988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4" style:family="table-row">
      <style:table-row-properties style:min-row-height="1.702cm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5" style:family="table-row">
      <style:table-row-properties style:min-row-height="1.625cm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6" style:family="table-row">
      <style:table-row-properties style:min-row-height="0.143cm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7" style:family="table-row">
      <style:table-row-properties style:min-row-height="1.704cm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36.174cm" style:rel-width="90%" table:align="center"/>
    </style:style>
    <style:style style:name="Tabela4.A" style:family="table-column">
      <style:table-column-properties style:column-width="2.011cm" style:rel-column-width="1380*"/>
    </style:style>
    <style:style style:name="Tabela4.B" style:family="table-column">
      <style:table-column-properties style:column-width="2.99cm" style:rel-column-width="2052*"/>
    </style:style>
    <style:style style:name="Tabela4.C" style:family="table-column">
      <style:table-column-properties style:column-width="15.587cm" style:rel-column-width="1069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36.174cm" style:rel-width="90%" table:align="center"/>
    </style:style>
    <style:style style:name="Tabela9.A" style:family="table-column">
      <style:table-column-properties style:column-width="2.011cm" style:rel-column-width="1380*"/>
    </style:style>
    <style:style style:name="Tabela9.B" style:family="table-column">
      <style:table-column-properties style:column-width="2.99cm" style:rel-column-width="2052*"/>
    </style:style>
    <style:style style:name="Tabela9.C" style:family="table-column">
      <style:table-column-properties style:column-width="6.234cm" style:rel-column-width="4279*"/>
    </style:style>
    <style:style style:name="Tabela9.G" style:family="table-column">
      <style:table-column-properties style:column-width="6.235cm" style:rel-column-width="4280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36.174cm" style:rel-width="90%" fo:break-before="auto" fo:break-after="auto" table:align="center" fo:keep-with-next="auto"/>
    </style:style>
    <style:style style:name="Tabela8.A" style:family="table-column">
      <style:table-column-properties style:column-width="2.011cm" style:rel-column-width="1380*"/>
    </style:style>
    <style:style style:name="Tabela8.B" style:family="table-column">
      <style:table-column-properties style:column-width="2.992cm" style:rel-column-width="2053*"/>
    </style:style>
    <style:style style:name="Tabela8.C" style:family="table-column">
      <style:table-column-properties style:column-width="2.835cm" style:rel-column-width="1945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36.174cm" style:rel-width="90%" table:align="center"/>
    </style:style>
    <style:style style:name="Tabela22.A" style:family="table-column">
      <style:table-column-properties style:column-width="2cm" style:rel-column-width="1134*"/>
    </style:style>
    <style:style style:name="Tabela22.B" style:family="table-column">
      <style:table-column-properties style:column-width="3cm" style:rel-column-width="1701*"/>
    </style:style>
    <style:style style:name="Tabela22.C" style:family="table-column">
      <style:table-column-properties style:column-width="31.173cm" style:rel-column-width="17673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36.174cm" style:rel-width="90%" table:align="center"/>
    </style:style>
    <style:style style:name="Tabela16.A" style:family="table-column">
      <style:table-column-properties style:column-width="2.011cm" style:rel-column-width="1380*"/>
    </style:style>
    <style:style style:name="Tabela16.B" style:family="table-column">
      <style:table-column-properties style:column-width="2.99cm" style:rel-column-width="2052*"/>
    </style:style>
    <style:style style:name="Tabela16.C" style:family="table-column">
      <style:table-column-properties style:column-width="7.793cm" style:rel-column-width="5349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36.174cm" style:rel-width="90%" table:align="center"/>
    </style:style>
    <style:style style:name="Tabela12.A" style:family="table-column">
      <style:table-column-properties style:column-width="2.011cm" style:rel-column-width="1380*"/>
    </style:style>
    <style:style style:name="Tabela12.B" style:family="table-column">
      <style:table-column-properties style:column-width="2.99cm" style:rel-column-width="2052*"/>
    </style:style>
    <style:style style:name="Tabela12.C" style:family="table-column">
      <style:table-column-properties style:column-width="7.793cm" style:rel-column-width="534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36.172cm" table:align="center"/>
    </style:style>
    <style:style style:name="Tabela18.A" style:family="table-column">
      <style:table-column-properties style:column-width="2.011cm"/>
    </style:style>
    <style:style style:name="Tabela18.B" style:family="table-column">
      <style:table-column-properties style:column-width="2.99cm"/>
    </style:style>
    <style:style style:name="Tabela18.C" style:family="table-column">
      <style:table-column-properties style:column-width="15.586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36.174cm" style:rel-width="90%" table:align="center"/>
    </style:style>
    <style:style style:name="Tabela21.A" style:family="table-column">
      <style:table-column-properties style:column-width="2.011cm" style:rel-column-width="1140*"/>
    </style:style>
    <style:style style:name="Tabela21.B" style:family="table-column">
      <style:table-column-properties style:column-width="34.163cm" style:rel-column-width="19368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 officeooo:paragraph-rsid="02f7d7c7"/>
    </style:style>
    <style:style style:name="P3" style:family="paragraph" style:parent-style-name="Standard">
      <style:text-properties fo:language="pt" fo:country="BR" officeooo:rsid="00bd7101" officeooo:paragraph-rsid="033db78a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2f847f2"/>
    </style:style>
    <style:style style:name="P5" style:family="paragraph" style:parent-style-name="Standard">
      <style:text-properties fo:language="pt" fo:country="BR" officeooo:paragraph-rsid="02f847f2"/>
    </style:style>
    <style:style style:name="P6" style:family="paragraph" style:parent-style-name="Standard">
      <style:text-properties fo:language="pt" fo:country="BR" officeooo:rsid="00f23989" officeooo:paragraph-rsid="033db78a"/>
    </style:style>
    <style:style style:name="P7" style:family="paragraph" style:parent-style-name="Standard">
      <style:text-properties fo:language="pt" fo:country="BR" officeooo:rsid="00f23989" officeooo:paragraph-rsid="02f847f2"/>
    </style:style>
    <style:style style:name="P8" style:family="paragraph" style:parent-style-name="Standard">
      <style:text-properties fo:language="pt" fo:country="BR" officeooo:paragraph-rsid="033c8693"/>
    </style:style>
    <style:style style:name="P9" style:family="paragraph" style:parent-style-name="Standard">
      <style:text-properties fo:language="pt" fo:country="BR" officeooo:rsid="01718541" officeooo:paragraph-rsid="033db78a"/>
    </style:style>
    <style:style style:name="P10" style:family="paragraph" style:parent-style-name="Standard">
      <style:text-properties fo:language="pt" fo:country="BR" officeooo:rsid="01718541" officeooo:paragraph-rsid="034355ea"/>
    </style:style>
    <style:style style:name="P11" style:family="paragraph" style:parent-style-name="Standard">
      <style:text-properties fo:language="pt" fo:country="BR" officeooo:paragraph-rsid="033db78a"/>
    </style:style>
    <style:style style:name="P12" style:family="paragraph" style:parent-style-name="Standard">
      <style:text-properties fo:language="pt" fo:country="BR" officeooo:paragraph-rsid="034355ea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847f2"/>
    </style:style>
    <style:style style:name="P1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db78a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355ea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355ea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e330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3db78a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 style:font-size-asian="10.5pt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db78a" fo:background-color="transparent" style:font-size-asian="10.5pt" style:text-rotation-angle="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2f847f2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db78a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db78a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3c8693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847f2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c8693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db78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355ea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b78a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#ffff00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 fo:background-color="#ffff00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#ffff00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#ffff00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 fo:background-color="#ffff00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 fo:background-color="#ffff00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 fo:background-color="#ffff00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#ffff00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 fo:background-color="#ffff00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#ffff00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#ffff00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 fo:background-color="#ffff00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 fo:background-color="#ffff00" style:font-size-asian="10.5pt" style:text-rotation-angle="0" style:text-rotation-scale="line-heigh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#ffff00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 fo:background-color="#ffff00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3db78a" fo:background-color="#ffff00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847f2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3db78a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3db78a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33db78a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4355ea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 style:font-size-asian="10.5pt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19f78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3db78a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3db78a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3db78a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fa34e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c8693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3db78a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3db78a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2f847f2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319f78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3db78a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c8693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4c3725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fa34e" fo:background-color="transparent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fo:font-weight="normal" officeooo:rsid="0003d36e" officeooo:paragraph-rsid="033db78a" fo:background-color="#ffff00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3db78a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3181ab5" officeooo:paragraph-rsid="033db78a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33fb74b" officeooo:paragraph-rsid="033fb74b"/>
    </style:style>
    <style:style style:name="P123" style:family="paragraph" style:parent-style-name="Table_20_Contents">
      <style:paragraph-properties fo:text-align="center" style:justify-single-word="false"/>
      <style:text-properties officeooo:paragraph-rsid="033db78a"/>
    </style:style>
    <style:style style:name="P124" style:family="paragraph" style:parent-style-name="Table_20_Contents">
      <style:paragraph-properties fo:text-align="center" style:justify-single-word="false"/>
      <style:text-properties officeooo:paragraph-rsid="033c8693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33db78a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#ffff00" style:font-size-asian="10.5pt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c8693" fo:background-color="#ffff00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db78a" fo:background-color="#ffff00"/>
    </style:style>
    <style:style style:name="P13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4a3dbb" fo:background-color="#ffff00"/>
    </style:style>
    <style:style style:name="P1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3db78a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 style:font-size-asian="10.5pt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0bd1d4"/>
    </style:style>
    <style:style style:name="P13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3c8693"/>
    </style:style>
    <style:style style:name="P13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3c8693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4c3725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b43e6" officeooo:paragraph-rsid="033c8693" fo:background-color="transparent" style:font-size-asian="10.5pt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33db78a" fo:background-color="transparent" style:font-size-asian="10.5pt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edeb6" officeooo:paragraph-rsid="033db78a" fo:background-color="transparent" style:font-size-asian="10.5pt" style:text-rotation-angle="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a3dbb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db78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484799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3db78a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3db78a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e3c7" officeooo:paragraph-rsid="033db78a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53192c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532bc" officeooo:paragraph-rsid="035532bc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3db78a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355ea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5532bc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3c8693"/>
    </style:style>
    <style:style style:name="P15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16142" officeooo:paragraph-rsid="033db78a"/>
    </style:style>
    <style:style style:name="P16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16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16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0108b" officeooo:paragraph-rsid="02f847f2"/>
    </style:style>
    <style:style style:name="P16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d8710" officeooo:paragraph-rsid="034d8710"/>
    </style:style>
    <style:style style:name="P164" style:family="paragraph" style:parent-style-name="Table_20_Contents">
      <style:paragraph-properties fo:text-align="center" style:justify-single-word="false"/>
      <style:text-properties fo:color="#2a6099" loext:opacity="100%" officeooo:paragraph-rsid="033c8693"/>
    </style:style>
    <style:style style:name="P16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847f2"/>
    </style:style>
    <style:style style:name="P16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c8693"/>
    </style:style>
    <style:style style:name="P16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/>
    </style:style>
    <style:style style:name="P16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355ea"/>
    </style:style>
    <style:style style:name="P16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17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e81f" officeooo:paragraph-rsid="0314e81f"/>
    </style:style>
    <style:style style:name="P17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81ab5" officeooo:paragraph-rsid="034355ea"/>
    </style:style>
    <style:style style:name="P17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35f437" officeooo:paragraph-rsid="033c8693"/>
    </style:style>
    <style:style style:name="P17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15f6c" officeooo:paragraph-rsid="033db78a"/>
    </style:style>
    <style:style style:name="P17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532bc" officeooo:paragraph-rsid="035532bc"/>
    </style:style>
    <style:style style:name="P17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c8693" fo:background-color="transparent"/>
    </style:style>
    <style:style style:name="P17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style:font-size-asian="10.5pt" style:text-rotation-angle="0" style:text-rotation-scale="line-height"/>
    </style:style>
    <style:style style:name="P17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15f6c" style:font-size-asian="10.5pt" style:text-rotation-angle="0" style:text-rotation-scale="line-height"/>
    </style:style>
    <style:style style:name="P17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/>
    </style:style>
    <style:style style:name="P17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style:use-window-font-color="true" loext:opacity="0%" fo:language="pt" fo:country="BR" officeooo:rsid="032fc53d" officeooo:paragraph-rsid="033c8693" fo:background-color="transparent"/>
    </style:style>
    <style:style style:name="P18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1d864d" officeooo:paragraph-rsid="033db78a" fo:background-color="transparent"/>
    </style:style>
    <style:style style:name="P18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5b7920" fo:background-color="transparent"/>
    </style:style>
    <style:style style:name="P182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183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18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3db78a" fo:background-color="transparent"/>
    </style:style>
    <style:style style:name="P185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3c8693" fo:background-color="transparent"/>
    </style:style>
    <style:style style:name="P18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187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188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33db78a"/>
    </style:style>
    <style:style style:name="P189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90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33db78a"/>
    </style:style>
    <style:style style:name="P191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33db78a"/>
    </style:style>
    <style:style style:name="P192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33db78a"/>
    </style:style>
    <style:style style:name="P193" style:family="paragraph" style:parent-style-name="Table_20_Contents">
      <loext:graphic-properties draw:fill="none"/>
      <style:paragraph-properties fo:margin-left="2cm" fo:margin-right="2cm" fo:text-align="start" style:justify-single-word="false" fo:text-indent="0cm" style:auto-text-indent="false" fo:background-color="transparent"/>
      <style:text-properties fo:color="#ff3333" loext:opacity="100%" fo:language="pt" fo:country="BR" officeooo:rsid="0353c5e2" officeooo:paragraph-rsid="03598d37" fo:background-color="transparent"/>
    </style:style>
    <style:style style:name="P194" style:family="paragraph" style:parent-style-name="Standard" style:master-page-name="">
      <loext:graphic-properties draw:fill="none"/>
      <style:paragraph-properties fo:margin-left="2cm" fo:margin-right="2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598d37"/>
    </style:style>
    <style:style style:name="P195" style:family="paragraph" style:parent-style-name="Standard" style:master-page-name="">
      <loext:graphic-properties draw:fill="none"/>
      <style:paragraph-properties fo:margin-left="0cm" fo:margin-right="2.499cm" fo:text-align="start" style:justify-single-word="false" fo:text-indent="0cm" style:auto-text-indent="false" style:page-number="auto" fo:background-color="transparent"/>
      <style:text-properties fo:color="#ff3333" loext:opacity="100%" fo:language="pt" fo:country="BR" officeooo:rsid="00f23989" officeooo:paragraph-rsid="035e583b" fo:background-color="transparent" style:font-size-asian="10.5pt" style:text-rotation-angle="0" style:text-rotation-scale="line-height"/>
    </style:style>
    <style:style style:name="P196" style:family="paragraph" style:parent-style-name="Table_20_Contents" style:master-page-name="">
      <loext:graphic-properties draw:fill="none" draw:fill-image-width="0cm" draw:fill-image-height="0cm"/>
      <style:paragraph-properties fo:margin-left="2cm" fo:margin-right="2cm" fo:text-align="start" style:justify-single-word="false" fo:text-indent="0cm" style:auto-text-indent="false" style:page-number="auto" fo:background-color="transparent" style:shadow="none" text:number-lines="false" text:line-number="0" style:writing-mode="page">
        <style:tab-stops/>
      </style:paragraph-properties>
      <style:text-properties fo:color="#ff3333" loext:opacity="100%" fo:language="pt" fo:country="BR" officeooo:rsid="00f23989" officeooo:paragraph-rsid="03598d37" fo:background-color="transparent" style:font-size-asian="10.5pt" style:text-rotation-angle="0" style:text-rotation-scale="line-height"/>
    </style:style>
    <style:style style:name="P197" style:family="paragraph" style:parent-style-name="Table_20_Contents">
      <loext:graphic-properties draw:fill="none" draw:fill-image-width="0cm" draw:fill-image-height="0cm"/>
      <style:paragraph-properties fo:margin-left="2cm" fo:margin-right="2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color="#ff3333" loext:opacity="100%" fo:language="pt" fo:country="BR" officeooo:rsid="00f23989" officeooo:paragraph-rsid="03598d37" fo:background-color="transparent" style:font-size-asian="10.5pt" style:text-rotation-angle="0" style:text-rotation-scale="line-height"/>
    </style:style>
    <style:style style:name="P198" style:family="paragraph" style:parent-style-name="Table_20_Contents">
      <loext:graphic-properties draw:fill="none"/>
      <style:paragraph-properties fo:margin-left="0cm" fo:margin-right="2cm" fo:text-align="start" style:justify-single-word="false" fo:text-indent="0cm" style:auto-text-indent="false" fo:background-color="transparent"/>
      <style:text-properties fo:color="#ff3333" loext:opacity="100%" fo:language="pt" fo:country="BR" officeooo:rsid="00f23989" officeooo:paragraph-rsid="035e583b" fo:background-color="transparent" style:font-size-asian="10.5pt" style:text-rotation-angle="0" style:text-rotation-scale="line-heigh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c869c"/>
    </style:style>
    <style:style style:name="T4" style:family="text">
      <style:text-properties officeooo:rsid="001d864d"/>
    </style:style>
    <style:style style:name="T5" style:family="text">
      <style:text-properties officeooo:rsid="00141053"/>
    </style:style>
    <style:style style:name="T6" style:family="text">
      <style:text-properties officeooo:rsid="001de3c7"/>
    </style:style>
    <style:style style:name="T7" style:family="text">
      <style:text-properties officeooo:rsid="001f0dbb"/>
    </style:style>
    <style:style style:name="T8" style:family="text">
      <style:text-properties officeooo:rsid="0003d36e"/>
    </style:style>
    <style:style style:name="T9" style:family="text">
      <style:text-properties officeooo:rsid="0030ee31"/>
    </style:style>
    <style:style style:name="T10" style:family="text">
      <style:text-properties officeooo:rsid="00360d29"/>
    </style:style>
    <style:style style:name="T11" style:family="text">
      <style:text-properties officeooo:rsid="00444db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18" style:family="text">
      <style:text-properties officeooo:rsid="004a7e62"/>
    </style:style>
    <style:style style:name="T19" style:family="text">
      <style:text-properties officeooo:rsid="006b43e6"/>
    </style:style>
    <style:style style:name="T20" style:family="text">
      <style:text-properties officeooo:rsid="006cf78b"/>
    </style:style>
    <style:style style:name="T21" style:family="text">
      <style:text-properties officeooo:rsid="00b45e57"/>
    </style:style>
    <style:style style:name="T22" style:family="text">
      <style:text-properties officeooo:rsid="00bd029f"/>
    </style:style>
    <style:style style:name="T23" style:family="text">
      <style:text-properties officeooo:rsid="00bd7101"/>
    </style:style>
    <style:style style:name="T24" style:family="text">
      <style:text-properties officeooo:rsid="00f20f62"/>
    </style:style>
    <style:style style:name="T25" style:family="text">
      <style:text-properties officeooo:rsid="00f23989"/>
    </style:style>
    <style:style style:name="T26" style:family="text">
      <style:text-properties officeooo:rsid="00fa560c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25e78b5" fo:background-color="transparent" loext:char-shading-value="0"/>
    </style:style>
    <style:style style:name="T29" style:family="text">
      <style:text-properties officeooo:rsid="025cbfb0" fo:background-color="transparent" loext:char-shading-value="0"/>
    </style:style>
    <style:style style:name="T30" style:family="text">
      <style:text-properties officeooo:rsid="00f23989" fo:background-color="transparent" loext:char-shading-value="0"/>
    </style:style>
    <style:style style:name="T31" style:family="text">
      <style:text-properties officeooo:rsid="00b45e57" fo:background-color="transparent" loext:char-shading-value="0"/>
    </style:style>
    <style:style style:name="T32" style:family="text">
      <style:text-properties officeooo:rsid="02ee4445" fo:background-color="transparent" loext:char-shading-value="0"/>
    </style:style>
    <style:style style:name="T33" style:family="text">
      <style:text-properties officeooo:rsid="00ff136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5638d5" style:font-weight-asian="normal" style:font-weight-complex="normal"/>
    </style:style>
    <style:style style:name="T36" style:family="text">
      <style:text-properties fo:font-weight="normal" officeooo:rsid="0156470e" style:font-weight-asian="normal" style:font-weight-complex="normal"/>
    </style:style>
    <style:style style:name="T37" style:family="text">
      <style:text-properties fo:font-weight="normal" officeooo:rsid="01d7fa34" style:font-weight-asian="normal" style:font-weight-complex="normal"/>
    </style:style>
    <style:style style:name="T38" style:family="text">
      <style:text-properties fo:font-weight="normal" officeooo:rsid="0316570e" style:font-weight-asian="normal" style:font-weight-complex="normal"/>
    </style:style>
    <style:style style:name="T39" style:family="text">
      <style:text-properties fo:font-weight="normal" officeooo:rsid="0003d36e" style:font-weight-asian="normal" style:font-weight-complex="normal"/>
    </style:style>
    <style:style style:name="T40" style:family="text">
      <style:text-properties officeooo:rsid="01022e9c"/>
    </style:style>
    <style:style style:name="T41" style:family="text">
      <style:text-properties officeooo:rsid="0102e26a"/>
    </style:style>
    <style:style style:name="T42" style:family="text">
      <style:text-properties officeooo:rsid="00f5a976"/>
    </style:style>
    <style:style style:name="T43" style:family="text">
      <style:text-properties officeooo:rsid="012c5455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14b1ef" fo:background-color="#ffff00" loext:char-shading-value="0"/>
    </style:style>
    <style:style style:name="T46" style:family="text">
      <style:text-properties officeooo:rsid="01e19d87" fo:background-color="#ffff00" loext:char-shading-value="0"/>
    </style:style>
    <style:style style:name="T47" style:family="text">
      <style:text-properties officeooo:rsid="02dcae5a" fo:background-color="#ffff00" loext:char-shading-value="0"/>
    </style:style>
    <style:style style:name="T48" style:family="text">
      <style:text-properties officeooo:rsid="02dd72e1" fo:background-color="#ffff00" loext:char-shading-value="0"/>
    </style:style>
    <style:style style:name="T49" style:family="text">
      <style:text-properties officeooo:rsid="001f0dbb" fo:background-color="#ffff00" loext:char-shading-value="0"/>
    </style:style>
    <style:style style:name="T50" style:family="text">
      <style:text-properties officeooo:rsid="001de3c7" fo:background-color="#ffff00" loext:char-shading-value="0"/>
    </style:style>
    <style:style style:name="T51" style:family="text">
      <style:text-properties officeooo:rsid="0003d36e" fo:background-color="#ffff00" loext:char-shading-value="0"/>
    </style:style>
    <style:style style:name="T52" style:family="text">
      <style:text-properties officeooo:rsid="01dcd5c1" fo:background-color="#ffff00" loext:char-shading-value="0"/>
    </style:style>
    <style:style style:name="T53" style:family="text">
      <style:text-properties officeooo:rsid="02df09ce" style:font-size-asian="10.5pt" style:text-rotation-angle="0" style:text-rotation-scale="line-height"/>
    </style:style>
    <style:style style:name="T54" style:family="text">
      <style:text-properties officeooo:rsid="02eac6e2" style:font-size-asian="10.5pt" style:text-rotation-angle="0" style:text-rotation-scale="line-height"/>
    </style:style>
    <style:style style:name="T55" style:family="text">
      <style:text-properties officeooo:rsid="02f0120e" style:font-size-asian="10.5pt" style:text-rotation-angle="0" style:text-rotation-scale="line-height"/>
    </style:style>
    <style:style style:name="T56" style:family="text">
      <style:text-properties officeooo:rsid="0337c50f" style:font-size-asian="10.5pt" style:text-rotation-angle="0" style:text-rotation-scale="line-height"/>
    </style:style>
    <style:style style:name="T57" style:family="text">
      <style:text-properties officeooo:rsid="03598d37" style:font-size-asian="10.5pt" style:text-rotation-angle="0" style:text-rotation-scale="line-height"/>
    </style:style>
    <style:style style:name="T58" style:family="text">
      <style:text-properties officeooo:rsid="01db4e56"/>
    </style:style>
    <style:style style:name="T59" style:family="text">
      <style:text-properties officeooo:rsid="01dcd5c1"/>
    </style:style>
    <style:style style:name="T60" style:family="text">
      <style:text-properties officeooo:rsid="01e31d18"/>
    </style:style>
    <style:style style:name="T61" style:family="text">
      <style:text-properties officeooo:rsid="01e85549"/>
    </style:style>
    <style:style style:name="T62" style:family="text">
      <style:text-properties fo:language="pt" fo:country="BR" officeooo:rsid="00385da4" style:font-size-asian="10.5pt" style:text-rotation-angle="0" style:text-rotation-scale="line-height"/>
    </style:style>
    <style:style style:name="T63" style:family="text">
      <style:text-properties fo:language="pt" fo:country="BR" officeooo:rsid="02d2d188"/>
    </style:style>
    <style:style style:name="T64" style:family="text">
      <style:text-properties fo:language="pt" fo:country="BR" officeooo:rsid="006cf78b"/>
    </style:style>
    <style:style style:name="T65" style:family="text">
      <style:text-properties officeooo:rsid="025cbfb0"/>
    </style:style>
    <style:style style:name="T66" style:family="text">
      <style:text-properties officeooo:rsid="029e7db5"/>
    </style:style>
    <style:style style:name="T67" style:family="text">
      <style:text-properties officeooo:rsid="02d2d188"/>
    </style:style>
    <style:style style:name="T68" style:family="text">
      <style:text-properties officeooo:rsid="02d8d583"/>
    </style:style>
    <style:style style:name="T69" style:family="text">
      <style:text-properties officeooo:rsid="02dacbb8"/>
    </style:style>
    <style:style style:name="T70" style:family="text">
      <style:text-properties officeooo:rsid="02db1faf"/>
    </style:style>
    <style:style style:name="T71" style:family="text">
      <style:text-properties officeooo:rsid="02dffc8c"/>
    </style:style>
    <style:style style:name="T72" style:family="text">
      <style:text-properties officeooo:rsid="02e004aa"/>
    </style:style>
    <style:style style:name="T73" style:family="text">
      <style:text-properties officeooo:rsid="02e17bf5"/>
    </style:style>
    <style:style style:name="T74" style:family="text">
      <style:text-properties officeooo:rsid="02e33f41"/>
    </style:style>
    <style:style style:name="T75" style:family="text">
      <style:text-properties officeooo:rsid="02e51ebd"/>
    </style:style>
    <style:style style:name="T76" style:family="text">
      <style:text-properties officeooo:rsid="02e7874b"/>
    </style:style>
    <style:style style:name="T77" style:family="text">
      <style:text-properties officeooo:rsid="02ee4445"/>
    </style:style>
    <style:style style:name="T78" style:family="text">
      <style:text-properties officeooo:rsid="02f0120e"/>
    </style:style>
    <style:style style:name="T79" style:family="text">
      <style:text-properties officeooo:rsid="02f0fc69"/>
    </style:style>
    <style:style style:name="T80" style:family="text">
      <style:text-properties officeooo:rsid="02fa0769"/>
    </style:style>
    <style:style style:name="T81" style:family="text">
      <style:text-properties officeooo:rsid="03058ec3"/>
    </style:style>
    <style:style style:name="T82" style:family="text">
      <style:text-properties officeooo:rsid="03093cd3"/>
    </style:style>
    <style:style style:name="T83" style:family="text">
      <style:text-properties officeooo:rsid="030bd1d4"/>
    </style:style>
    <style:style style:name="T84" style:family="text">
      <style:text-properties officeooo:rsid="030fdc88"/>
    </style:style>
    <style:style style:name="T85" style:family="text">
      <style:text-properties officeooo:rsid="03119f5b"/>
    </style:style>
    <style:style style:name="T86" style:family="text">
      <style:text-properties officeooo:rsid="031c0ac1"/>
    </style:style>
    <style:style style:name="T87" style:family="text">
      <style:text-properties officeooo:rsid="031c8c29"/>
    </style:style>
    <style:style style:name="T88" style:family="text">
      <style:text-properties officeooo:rsid="03200425"/>
    </style:style>
    <style:style style:name="T89" style:family="text">
      <style:text-properties officeooo:rsid="0323aead"/>
    </style:style>
    <style:style style:name="T90" style:family="text">
      <style:text-properties officeooo:rsid="033f5ab1"/>
    </style:style>
    <style:style style:name="T91" style:family="text">
      <style:text-properties officeooo:rsid="033fa34e"/>
    </style:style>
    <style:style style:name="T92" style:family="text">
      <style:text-properties officeooo:rsid="03419454"/>
    </style:style>
    <style:style style:name="T93" style:family="text">
      <style:text-properties officeooo:rsid="03445c06"/>
    </style:style>
    <style:style style:name="T94" style:family="text">
      <style:text-properties officeooo:rsid="0344e330"/>
    </style:style>
    <style:style style:name="T95" style:family="text">
      <style:text-properties officeooo:rsid="034be2a3"/>
    </style:style>
    <style:style style:name="T96" style:family="text">
      <style:text-properties officeooo:rsid="034fcdd7"/>
    </style:style>
    <style:style style:name="T97" style:family="text">
      <style:text-properties officeooo:rsid="0350f10a"/>
    </style:style>
    <style:style style:name="T98" style:family="text">
      <style:text-properties officeooo:rsid="031237ad"/>
    </style:style>
    <style:style style:name="T99" style:family="text">
      <style:text-properties officeooo:rsid="0387f6f4"/>
    </style:style>
    <style:style style:name="T100" style:family="text">
      <style:text-properties fo:color="#c9211e" loext: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>EDGV <text:span text:style-name="T58">3.0 </text:span><text:span text:style-name="T79">ORTO</text:span> – V<text:span text:style-name="T68">2.1.</text:span><text:span text:style-name="T90">2</text:span></text:p>
      <text:p text:style-name="P183">Relação de restrição de atributo</text:p>
      <text:p text:style-name="P2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leLine1707638685104">
          <table:table-cell table:style-name="Tabela1.A1" office:value-type="string">
            <text:p text:style-name="P14">Classe</text:p>
          </table:table-cell>
          <table:table-cell table:style-name="Tabela1.B1" table:number-columns-spanned="3" office:value-type="string">
            <text:p text:style-name="P40">cobter_<text:span text:style-name="T58">massa</text:span>_dagua<text:span text:style-name="T6"> [A] / </text:span><text:span text:style-name="T87">aquisicao_centroide_massa_dagua [P]</text:span></text:p>
          </table:table-cell>
          <table:covered-table-cell/>
          <table:covered-table-cell/>
        </table:table-row>
        <table:table-row table:style-name="TableLine1707638696256">
          <table:table-cell table:style-name="Tabela1.A2" office:value-type="string">
            <text:p text:style-name="P14">Atributo</text:p>
          </table:table-cell>
          <table:table-cell table:style-name="Tabela1.A2" office:value-type="string">
            <text:p text:style-name="P14"><text:span text:style-name="T4">n</text:span>ome <text:span text:style-name="T4">(0..1)</text:span></text:p>
          </table:table-cell>
          <table:table-cell table:style-name="Tabela1.A2" office:value-type="string">
            <text:p text:style-name="P87">tipo (1)</text:p>
          </table:table-cell>
          <table:table-cell table:style-name="Tabela1.D2" office:value-type="string">
            <text:p text:style-name="P14">regime <text:span text:style-name="T4">(1)</text:span></text:p>
          </table:table-cell>
        </table:table-row>
        <table:table-row table:style-name="TableLine1707638704688">
          <table:table-cell table:style-name="Tabela1.A5" table:number-rows-spanned="3" office:value-type="string">
            <text:p text:style-name="P14">Domínio</text:p>
          </table:table-cell>
          <table:table-cell table:style-name="Tabela1.B5" table:number-rows-spanned="3" office:value-type="string">
            <text:p text:style-name="P14">A ser preenchido</text:p>
            <text:p text:style-name="P122">(*)</text:p>
            <text:p text:style-name="P175">V – <text:span text:style-name="T80">nome</text:span> i<text:span text:style-name="T80">s null</text:span></text:p>
          </table:table-cell>
          <table:table-cell table:style-name="Tabela1.C3" office:value-type="string">
            <text:p text:style-name="P70">Oceano <text:span text:style-name="T59">(sem fluxo) </text:span>–<text:span text:style-name="T1"> 3 !</text:span></text:p>
            <text:p text:style-name="P70">Baia <text:span text:style-name="T59">(sem fluxo) </text:span>–<text:span text:style-name="T1"> 4 !</text:span></text:p>
            <text:p text:style-name="P70">Enseada <text:span text:style-name="T59">(sem fluxo) </text:span>–<text:span text:style-name="T1"> 5 !</text:span></text:p>
            <text:p text:style-name="P70">Laguna <text:span text:style-name="T59">(com fluxo) </text:span>–<text:span text:style-name="T1"> 9 !</text:span></text:p>
          </table:table-cell>
          <table:table-cell table:style-name="Tabela1.D3" office:value-type="string">
            <text:p text:style-name="P14">Permanente –<text:span text:style-name="T2"> 1 </text:span></text:p>
            <text:p text:style-name="P14"/>
            <text:p text:style-name="P137"><text:span text:style-name="T25">V - </text:span><text:span text:style-name="T97">t</text:span><text:span text:style-name="T24">ipo in (3,4,5,9) and not (regime in (1))</text:span></text:p>
          </table:table-cell>
        </table:table-row>
        <table:table-row table:style-name="TableLine1707638703328">
          <table:covered-table-cell/>
          <table:covered-table-cell/>
          <table:table-cell table:style-name="Tabela1.C4" office:value-type="string">
            <text:p text:style-name="P41">Rio <text:span text:style-name="T59">(com fluxo) </text:span>–<text:span text:style-name="T1"> 1</text:span></text:p>
            <text:p text:style-name="P17"><text:span text:style-name="T44">Canal </text:span><text:span text:style-name="T52">(com fluxo) </text:span><text:span text:style-name="T44">–</text:span><text:span text:style-name="T45"> 2 !</text:span></text:p>
            <text:p text:style-name="P17"><text:span text:style-name="T44">Meando Abandonado </text:span><text:span text:style-name="T52">(sem fluxo) </text:span><text:span text:style-name="T44">–</text:span><text:span text:style-name="T45"> 6 !</text:span></text:p>
            <text:p text:style-name="P17">Lago ou Lagoa <text:span text:style-name="T59">(sem fluxo) </text:span>–<text:span text:style-name="T1"> 7</text:span></text:p>
            <text:p text:style-name="P17">Represa/<text:span text:style-name="T58">Açude com fluxo</text:span> –<text:span text:style-name="T1"> 10 </text:span></text:p>
            <text:p text:style-name="P41">Represa/<text:span text:style-name="T58">Açude sem fluxo</text:span> –<text:span text:style-name="T1"> 11</text:span></text:p>
          </table:table-cell>
          <table:table-cell table:style-name="Tabela1.D4" office:value-type="string">
            <text:p text:style-name="P17">Permanente –<text:span text:style-name="T2"> 1 </text:span></text:p>
            <text:p text:style-name="P71">Temporário –<text:span text:style-name="T2"> 3 !</text:span></text:p>
            <text:p text:style-name="P71">Seco –<text:span text:style-name="T2"> 5 !</text:span></text:p>
            <text:p text:style-name="P71"/>
            <text:p text:style-name="P139">! - regime in (3,5)</text:p>
          </table:table-cell>
        </table:table-row>
        <table:table-row table:style-name="TableLine1707638704144">
          <table:covered-table-cell/>
          <table:covered-table-cell/>
          <table:table-cell table:style-name="Tabela1.C5" office:value-type="string">
            <text:p text:style-name="P164">! - tipo in (2, 3, 4, 5, 6, 9)</text:p>
          </table:table-cell>
          <table:table-cell table:style-name="Tabela1.D5" office:value-type="string">
            <text:p text:style-name="P138">-</text:p>
          </table:table-cell>
        </table:table-row>
      </table:table>
      <text:p text:style-name="P8"/>
      <text:p text:style-name="P8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1707638688096">
          <table:table-cell table:style-name="Tabela17.A1" office:value-type="string">
            <text:p text:style-name="P14">Classe</text:p>
          </table:table-cell>
          <table:table-cell table:style-name="Tabela17.B1" table:number-columns-spanned="4" office:value-type="string">
            <text:p text:style-name="P38"><text:span text:style-name="T19">constr_extracao_mineral</text:span> <text:span text:style-name="T43">[PA]</text:span></text:p>
          </table:table-cell>
          <table:covered-table-cell/>
          <table:covered-table-cell/>
          <table:covered-table-cell/>
        </table:table-row>
        <table:table-row table:style-name="TableLine1707638696800">
          <table:table-cell table:style-name="Tabela17.A2" office:value-type="string">
            <text:p text:style-name="P14">Atributo</text:p>
          </table:table-cell>
          <table:table-cell table:style-name="Tabela17.A2" office:value-type="string">
            <text:p text:style-name="P46">nome<text:span text:style-name="T5"> (0..1)</text:span></text:p>
          </table:table-cell>
          <table:table-cell table:style-name="Tabela17.A2" office:value-type="string">
            <text:p text:style-name="P46">tipo<text:span text:style-name="T4"> (1)</text:span></text:p>
          </table:table-cell>
          <table:table-cell table:style-name="Tabela17.A2" office:value-type="string">
            <text:p text:style-name="P52">forma_extracao<text:span text:style-name="T4"> (1)</text:span></text:p>
          </table:table-cell>
          <table:table-cell table:style-name="Tabela17.E2" office:value-type="string">
            <text:p text:style-name="P49">situacao_fisica<text:span text:style-name="T4"> (1)</text:span></text:p>
          </table:table-cell>
        </table:table-row>
        <table:table-row table:style-name="TableLine1707638695440">
          <table:table-cell table:style-name="Tabela17.A8" table:number-rows-spanned="6" office:value-type="string">
            <text:p text:style-name="P14">Domínio</text:p>
          </table:table-cell>
          <table:table-cell table:style-name="Tabela17.B8" table:number-rows-spanned="6" office:value-type="string">
            <text:p text:style-name="P166">A ser preenchido</text:p>
          </table:table-cell>
          <table:table-cell table:style-name="Tabela17.C3" office:value-type="string">
            <text:p text:style-name="P115"><text:span text:style-name="T46">Poço / </text:span><text:span text:style-name="T47">Á</text:span><text:span text:style-name="T46">gua subterrânea</text:span><text:span text:style-name="T44"> -1</text:span><text:span text:style-name="T45"> !</text:span></text:p>
          </table:table-cell>
          <table:table-cell table:style-name="Tabela17.D8" table:number-rows-spanned="6" office:value-type="string">
            <text:p text:style-name="P126">A céu aberto -5</text:p>
            <text:p text:style-name="P127">Subterrânea -6 !</text:p>
            <text:p text:style-name="P127"/>
            <text:p text:style-name="P140">! - forma_extracao in (5)</text:p>
          </table:table-cell>
          <table:table-cell table:style-name="Tabela17.E8" table:number-rows-spanned="6" office:value-type="string">
            <text:p text:style-name="P58">Abandonada -1<text:span text:style-name="T1"> !</text:span></text:p>
            <text:p text:style-name="P58">Destruída -2<text:span text:style-name="T1"> !</text:span></text:p>
            <text:p text:style-name="P49">Construída -3</text:p>
            <text:p text:style-name="P128">Em construção -4<text:span text:style-name="T1"> !</text:span></text:p>
            <text:p text:style-name="P128"/>
            <text:p text:style-name="P143">(<text:span text:style-name="T95">R</text:span>est. <text:span text:style-name="T95">S</text:span>it. Fis.)</text:p>
            <text:p text:style-name="P143">! - situacao_fisica in (1, 2, 4)</text:p>
          </table:table-cell>
        </table:table-row>
        <table:table-row table:style-name="TableLine1707638692992">
          <table:covered-table-cell/>
          <table:covered-table-cell/>
          <table:table-cell table:style-name="Tabela17.C4" office:value-type="string">
            <text:p text:style-name="P115">Mina / <text:span text:style-name="T61">Pedreira</text:span> -4</text:p>
          </table:table-cell>
          <table:covered-table-cell/>
          <table:covered-table-cell/>
        </table:table-row>
        <table:table-row table:style-name="TableLine1707638690544">
          <table:covered-table-cell/>
          <table:covered-table-cell/>
          <table:table-cell table:style-name="Tabela17.C5" office:value-type="string">
            <text:p text:style-name="P115"><text:span text:style-name="T44">Garimpo -5</text:span><text:span text:style-name="T45"> !</text:span></text:p>
          </table:table-cell>
          <table:covered-table-cell/>
          <table:covered-table-cell/>
        </table:table-row>
        <table:table-row table:style-name="TableLine1707638704960">
          <table:covered-table-cell/>
          <table:covered-table-cell/>
          <table:table-cell table:style-name="Tabela17.C7" office:value-type="string">
            <text:p text:style-name="P115"><text:span text:style-name="T44">Salina -6</text:span><text:span text:style-name="T45"> !</text:span></text:p>
          </table:table-cell>
          <table:covered-table-cell/>
          <table:covered-table-cell/>
        </table:table-row>
        <table:table-row table:style-name="TableLine1707638693536">
          <table:covered-table-cell/>
          <table:covered-table-cell/>
          <table:table-cell table:style-name="Tabela17.C7" office:value-type="string">
            <text:p text:style-name="P116"><text:span text:style-name="T44">Poço /</text:span><text:span text:style-name="T46"> </text:span><text:span text:style-name="T47">P</text:span><text:span text:style-name="T46">etróleo</text:span><text:span text:style-name="T44"> -</text:span><text:span text:style-name="T48">8</text:span><text:span text:style-name="T45"> !</text:span></text:p>
          </table:table-cell>
          <table:covered-table-cell/>
          <table:covered-table-cell/>
        </table:table-row>
        <table:table-row table:style-name="TableLine1707638700880">
          <table:covered-table-cell/>
          <table:covered-table-cell/>
          <table:table-cell table:style-name="Tabela17.C8" office:value-type="string">
            <text:p text:style-name="P147">! - tipo in (2, 3, 4, 5, 6, 9)</text:p>
          </table:table-cell>
          <table:covered-table-cell/>
          <table:covered-table-cell/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 table:number-columns-repeated="3"/>
        <table:table-row table:style-name="TableLine1707638694080">
          <table:table-cell table:style-name="Tabela2.A1" office:value-type="string">
            <text:p text:style-name="P14">Classe</text:p>
          </table:table-cell>
          <table:table-cell table:style-name="Tabela2.B1" table:number-columns-spanned="3" office:value-type="string">
            <text:p text:style-name="P32">elemnat_curva_nivel<text:span text:style-name="T6"> [L]</text:span></text:p>
          </table:table-cell>
          <table:covered-table-cell/>
          <table:covered-table-cell/>
        </table:table-row>
        <table:table-row table:style-name="TableLine1707638699520">
          <table:table-cell table:style-name="Tabela2.A2" office:value-type="string">
            <text:p text:style-name="P14">Atributo</text:p>
          </table:table-cell>
          <table:table-cell table:style-name="Tabela2.A2" office:value-type="string">
            <text:p text:style-name="P87">cota (1)</text:p>
          </table:table-cell>
          <table:table-cell table:style-name="Tabela2.A2" office:value-type="string">
            <text:p text:style-name="P87">indice (1)</text:p>
          </table:table-cell>
          <table:table-cell table:style-name="Tabela2.D2" office:value-type="string">
            <text:p text:style-name="P87">depressao (1)</text:p>
          </table:table-cell>
        </table:table-row>
        <table:table-row table:style-name="TableLine1707638701152">
          <table:table-cell table:style-name="Tabela2.A3" office:value-type="string">
            <text:p text:style-name="P14">Domínio</text:p>
          </table:table-cell>
          <table:table-cell table:style-name="Tabela2.B3" office:value-type="string">
            <text:p text:style-name="P87">A ser preenchido</text:p>
          </table:table-cell>
          <table:table-cell table:style-name="Tabela2.C3" office:value-type="string">
            <text:p text:style-name="P87">Mestra -1</text:p>
            <text:p text:style-name="P87">Normal -2</text:p>
            <text:p text:style-name="P87">Auxiliar -3</text:p>
          </table:table-cell>
          <table:table-cell table:style-name="Tabela2.D3" office:value-type="string">
            <text:p text:style-name="P87">Sim -1</text:p>
            <text:p text:style-name="P87">Não -2</text:p>
          </table:table-cell>
        </table:table-row>
      </table:table>
      <text:p text:style-name="P8"/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1707638705504">
          <table:table-cell table:style-name="Tabela3.A1" office:value-type="string">
            <text:p text:style-name="P14">Classe</text:p>
          </table:table-cell>
          <table:table-cell table:style-name="Tabela3.B1" table:number-columns-spanned="2" office:value-type="string">
            <text:p text:style-name="P20"><text:span text:style-name="T20">elemnat_elemento_hidrografico [PLA] / </text:span><text:span text:style-name="T94">aquisicao_</text:span><text:span text:style-name="T20">centroide_elemento_hidrografico </text:span><text:span text:style-name="T93">[P]</text:span></text:p>
          </table:table-cell>
          <table:covered-table-cell/>
        </table:table-row>
        <table:table-row table:style-name="TableLine1707638706864">
          <table:table-cell table:style-name="Tabela3.A2" office:value-type="string">
            <text:p text:style-name="P14">Atributo</text:p>
          </table:table-cell>
          <table:table-cell table:style-name="Tabela3.A2" office:value-type="string">
            <text:p text:style-name="P46">nome<text:span text:style-name="T5"> (0..1)</text:span></text:p>
          </table:table-cell>
          <table:table-cell table:style-name="Tabela3.C2" office:value-type="string">
            <text:p text:style-name="P46">tipo<text:span text:style-name="T4"> (1)</text:span></text:p>
          </table:table-cell>
        </table:table-row>
        <table:table-row table:style-name="TableLine1707638692176">
          <table:table-cell table:style-name="Tabela3.A4" table:number-rows-spanned="2" office:value-type="string">
            <text:p text:style-name="P14">Domínio</text:p>
          </table:table-cell>
          <table:table-cell table:style-name="Tabela3.B4" table:number-rows-spanned="2" office:value-type="string">
            <text:p text:style-name="P166">A ser preenchido</text:p>
          </table:table-cell>
          <table:table-cell table:style-name="Tabela3.C3" office:value-type="string">
            <text:p text:style-name="P56">Cachoeira -9</text:p>
            <text:p text:style-name="P56">Salto -10</text:p>
            <text:p text:style-name="P54">[P L]</text:p>
          </table:table-cell>
        </table:table-row>
        <table:table-row table:style-name="TableLine1707638710672">
          <table:covered-table-cell/>
          <table:covered-table-cell/>
          <table:table-cell table:style-name="Tabela3.C4" office:value-type="string">
            <text:p text:style-name="P56">Corredeira -12</text:p>
            <text:p text:style-name="P54">[P L A]</text:p>
          </table:table-cell>
        </table:table-row>
      </table:table>
      <text:p text:style-name="P8"/>
      <text:p text:style-name="P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leLine1707638690816">
          <table:table-cell table:style-name="Tabela14.A1" office:value-type="string">
            <text:p text:style-name="P14">Classe </text:p>
          </table:table-cell>
          <table:table-cell table:style-name="Tabela14.B1" table:number-columns-spanned="2" office:value-type="string">
            <text:p text:style-name="P185">elemnat_ilha [<text:span text:style-name="T77">P</text:span>A] / <text:span text:style-name="T86">aquisicao_centroide_ilha [P]</text:span></text:p>
          </table:table-cell>
          <table:covered-table-cell/>
        </table:table-row>
        <table:table-row table:style-name="TableLine1707638710128">
          <table:table-cell table:style-name="Tabela14.A2" office:value-type="string">
            <text:p text:style-name="P14">Atributo</text:p>
          </table:table-cell>
          <table:table-cell table:style-name="Tabela14.A2" office:value-type="string">
            <text:p text:style-name="P46">nome<text:span text:style-name="T5"> (0..1)</text:span></text:p>
          </table:table-cell>
          <table:table-cell table:style-name="Tabela14.C2" office:value-type="string">
            <text:p text:style-name="P46">tipo<text:span text:style-name="T4"> (1)</text:span></text:p>
          </table:table-cell>
        </table:table-row>
        <table:table-row table:style-name="TableLine1707638711488">
          <table:table-cell table:style-name="Tabela14.A3" office:value-type="string">
            <text:p text:style-name="P14">Domínio</text:p>
          </table:table-cell>
          <table:table-cell table:style-name="Tabela14.B3" office:value-type="string">
            <text:p text:style-name="P166">A ser preenchido</text:p>
            <text:p text:style-name="P179">(*)</text:p>
          </table:table-cell>
          <table:table-cell table:style-name="Tabela14.C3" office:value-type="string">
            <text:p text:style-name="P56">Ilha <text:span text:style-name="T21">Fluvial</text:span>-<text:span text:style-name="T77">1</text:span></text:p>
            <text:p text:style-name="P56"><text:span text:style-name="T27">Ilha </text:span><text:span text:style-name="T31">Marítima</text:span><text:span text:style-name="T27">-</text:span><text:span text:style-name="T32">2</text:span></text:p>
            <text:p text:style-name="P56"><text:span text:style-name="T32">Ilha </text:span><text:span text:style-name="T31">Lacustre</text:span><text:span text:style-name="T32">-3</text:span></text:p>
          </table:table-cell>
        </table:table-row>
      </table:table>
      <text:p text:style-name="P8"/>
      <text:p text:style-name="P8"/>
      <table:table table:name="Tabela7" table:style-name="Tabela7">
        <table:table-column table:style-name="Tabela7.A"/>
        <table:table-column table:style-name="Tabela7.B" table:number-columns-repeated="3"/>
        <table:table-row table:style-name="TableLine1707638713936">
          <table:table-cell table:style-name="Tabela7.A1" office:value-type="string">
            <text:p text:style-name="P14">Classe</text:p>
          </table:table-cell>
          <table:table-cell table:style-name="Tabela7.B1" table:number-columns-spanned="3" office:value-type="string">
            <text:p text:style-name="P32">elemnat_ponto_cotado<text:span text:style-name="T6"> [P]</text:span></text:p>
          </table:table-cell>
          <table:covered-table-cell/>
          <table:covered-table-cell/>
        </table:table-row>
        <table:table-row table:style-name="TableLine1707638712576">
          <table:table-cell table:style-name="Tabela7.A2" office:value-type="string">
            <text:p text:style-name="P14">Atributo</text:p>
          </table:table-cell>
          <table:table-cell table:style-name="Tabela7.A2" office:value-type="string">
            <text:p text:style-name="P87">cota (1)</text:p>
          </table:table-cell>
          <table:table-cell table:style-name="Tabela7.A2" office:value-type="string">
            <text:p text:style-name="P87">cota_comprovada (1)</text:p>
          </table:table-cell>
          <table:table-cell table:style-name="Tabela7.D2" office:value-type="string">
            <text:p text:style-name="P87">cota_<text:span text:style-name="T76">mais_alta</text:span> (1)</text:p>
          </table:table-cell>
        </table:table-row>
        <table:table-row table:style-name="Tabela7.3">
          <table:table-cell table:style-name="Tabela7.A3" office:value-type="string">
            <text:p text:style-name="P14">Domínio</text:p>
          </table:table-cell>
          <table:table-cell table:style-name="Tabela7.B3" office:value-type="string">
            <text:p text:style-name="P87">A ser preenchido</text:p>
          </table:table-cell>
          <table:table-cell table:style-name="Tabela7.C3" office:value-type="string">
            <text:p text:style-name="P61">Sim -1 !</text:p>
            <text:p text:style-name="P87">Não -2</text:p>
            <text:p text:style-name="P87"/>
            <text:p text:style-name="P158">! - cota_comprovada in (1)</text:p>
          </table:table-cell>
          <table:table-cell table:style-name="Tabela7.D3" office:value-type="string">
            <text:p text:style-name="P87">Sim -1</text:p>
            <text:p text:style-name="P87">Não -2</text:p>
          </table:table-cell>
        </table:table-row>
      </table:table>
      <text:p text:style-name="P8"/>
      <text:p text:style-name="P8"/>
      <table:table table:name="Tabela11" table:style-name="Tabela11">
        <table:table-column table:style-name="Tabela11.A"/>
        <table:table-column table:style-name="Tabela11.B"/>
        <table:table-row table:style-name="TableLine1707638724544">
          <table:table-cell table:style-name="Tabela11.A1" office:value-type="string">
            <text:p text:style-name="P14">Classe </text:p>
          </table:table-cell>
          <table:table-cell table:style-name="Tabela11.B1" office:value-type="string">
            <text:p text:style-name="P36">elemnat_terreno_sujeito_inundacao [A]</text:p>
          </table:table-cell>
        </table:table-row>
        <table:table-row table:style-name="TableLine1707638721280">
          <table:table-cell table:style-name="Tabela11.A2" office:value-type="string">
            <text:p text:style-name="P14">Atributo</text:p>
          </table:table-cell>
          <table:table-cell table:style-name="Tabela11.B2" office:value-type="string">
            <text:p text:style-name="P106"/>
          </table:table-cell>
        </table:table-row>
        <table:table-row table:style-name="TableLine1707638724816">
          <table:table-cell table:style-name="Tabela11.A3" office:value-type="string">
            <text:p text:style-name="P14">Domínio</text:p>
          </table:table-cell>
          <table:table-cell table:style-name="Tabela11.B3" office:value-type="string">
            <text:p text:style-name="P14"/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leLine1707638720192">
          <table:table-cell table:style-name="Tabela23.A1" office:value-type="string">
            <text:p text:style-name="P14">Classe</text:p>
          </table:table-cell>
          <table:table-cell table:style-name="Tabela23.B1" table:number-columns-spanned="2" office:value-type="string">
            <text:p text:style-name="P124"><text:span text:style-name="T64">elemnat_</text:span>toponimo_fisiografico_natural<text:span text:style-name="T64"> [PL]</text:span></text:p>
          </table:table-cell>
          <table:covered-table-cell/>
        </table:table-row>
        <table:table-row table:style-name="TableLine1707638718560">
          <table:table-cell table:style-name="Tabela23.A2" office:value-type="string">
            <text:p text:style-name="P14">Atributo</text:p>
          </table:table-cell>
          <table:table-cell table:style-name="Tabela23.A2" office:value-type="string">
            <text:p text:style-name="P46">nome<text:span text:style-name="T5"> (0..1)</text:span></text:p>
          </table:table-cell>
          <table:table-cell table:style-name="Tabela23.C2" office:value-type="string">
            <text:p text:style-name="P46">tipo<text:span text:style-name="T4"> (1)</text:span></text:p>
          </table:table-cell>
        </table:table-row>
        <table:table-row table:style-name="TableLine1707638717472">
          <table:table-cell table:style-name="Tabela23.A5" table:number-rows-spanned="3" office:value-type="string">
            <text:p text:style-name="P14">Domínio</text:p>
          </table:table-cell>
          <table:table-cell table:style-name="Tabela23.B5" table:number-rows-spanned="3" office:value-type="string">
            <text:p text:style-name="P166">A ser preenchido</text:p>
            <text:p text:style-name="P172">(*)</text:p>
          </table:table-cell>
          <table:table-cell table:style-name="Tabela23.C3" office:value-type="string">
            <text:p text:style-name="P56">Serra -1</text:p>
            <text:p text:style-name="P54">[L]</text:p>
          </table:table-cell>
        </table:table-row>
        <table:table-row table:style-name="TableLine1707638709040">
          <table:covered-table-cell/>
          <table:covered-table-cell/>
          <table:table-cell table:style-name="Tabela23.C4" office:value-type="string">
            <text:p text:style-name="P56">Montanha -3</text:p>
            <text:p text:style-name="P72">Chapada -4<text:span text:style-name="T1"> !</text:span></text:p>
            <text:p text:style-name="P72">Maciço -5<text:span text:style-name="T1"> !</text:span></text:p>
            <text:p text:style-name="P72">Planalto -6<text:span text:style-name="T1"> !</text:span></text:p>
            <text:p text:style-name="P72">Planície -7<text:span text:style-name="T1"> !</text:span></text:p>
            <text:p text:style-name="P72">Península -9<text:span text:style-name="T1"> !</text:span></text:p>
            <text:p text:style-name="P72">Ponta -10<text:span text:style-name="T1"> !</text:span></text:p>
            <text:p text:style-name="P72">Cabo -11<text:span text:style-name="T1"> !</text:span></text:p>
            <text:p text:style-name="P56">Pico -17</text:p>
            <text:p text:style-name="P54">[P]</text:p>
            <text:p text:style-name="P54"/>
            <text:p text:style-name="P163">1 - tipo in (4,5,6,7,9,10,11)</text:p>
          </table:table-cell>
        </table:table-row>
        <table:table-row table:style-name="TableLine1707638709312">
          <table:covered-table-cell/>
          <table:covered-table-cell/>
          <table:table-cell table:style-name="Tabela23.C5" office:value-type="string">
            <text:p text:style-name="P56">Morro -2</text:p>
            <text:p text:style-name="P56">Praia -12</text:p>
            <text:p text:style-name="P18">[P L]</text:p>
          </table:table-cell>
        </table:table-row>
      </table:table>
      <text:p text:style-name="P8"/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1707638709584">
          <table:table-cell table:style-name="Tabela5.A1" office:value-type="string">
            <text:p text:style-name="P15">Classe</text:p>
          </table:table-cell>
          <table:table-cell table:style-name="Tabela5.B1" table:number-columns-spanned="4" office:value-type="string">
            <text:p text:style-name="P37">elemnat_trecho_drenagem<text:span text:style-name="T6"> [L]</text:span></text:p>
          </table:table-cell>
          <table:covered-table-cell/>
          <table:covered-table-cell/>
          <table:covered-table-cell/>
        </table:table-row>
        <table:table-row table:style-name="TableLine1707638715840">
          <table:table-cell table:style-name="Tabela5.A2" office:value-type="string">
            <text:p text:style-name="P15">Atributo</text:p>
          </table:table-cell>
          <table:table-cell table:style-name="Tabela5.A2" office:value-type="string">
            <text:p text:style-name="P79">nome<text:span text:style-name="T5"> (0..1)</text:span></text:p>
          </table:table-cell>
          <table:table-cell table:style-name="Tabela5.A2" office:value-type="string">
            <text:p text:style-name="P79">tipo<text:span text:style-name="T4"> (1)</text:span></text:p>
          </table:table-cell>
          <table:table-cell table:style-name="Tabela5.A2" office:value-type="string">
            <text:p text:style-name="P79">regime<text:span text:style-name="T4"> (1)</text:span></text:p>
          </table:table-cell>
          <table:table-cell table:style-name="Tabela5.E2" office:value-type="string">
            <text:p text:style-name="P79"><text:span text:style-name="T71">situacao_em_poligono</text:span><text:span text:style-name="T4"> (1)</text:span></text:p>
          </table:table-cell>
        </table:table-row>
        <table:table-row table:style-name="Tabela5.3">
          <table:table-cell table:style-name="Tabela5.A4" table:number-rows-spanned="2" office:value-type="string">
            <text:p text:style-name="P15">Domínio</text:p>
          </table:table-cell>
          <table:table-cell table:style-name="Tabela5.B4" table:number-rows-spanned="2" office:value-type="string">
            <text:p text:style-name="P79">A ser preenchido</text:p>
            <text:p text:style-name="P121">(*)</text:p>
          </table:table-cell>
          <table:table-cell table:style-name="Tabela5.C3" office:value-type="string">
            <text:p text:style-name="P79">Rio <text:span text:style-name="T3">-1</text:span></text:p>
            <text:p text:style-name="P79">Canal<text:span text:style-name="T3">-2</text:span></text:p>
            <text:p text:style-name="P73">Canal encoberto – 4 !</text:p>
            <text:p text:style-name="P73"/>
            <text:p text:style-name="P142">! - tipo in (4)</text:p>
          </table:table-cell>
          <table:table-cell table:style-name="Tabela5.D3" office:value-type="string">
            <text:p text:style-name="P83">Desconhecido -0</text:p>
            <text:p text:style-name="P79">Permanente <text:span text:style-name="T3">-1</text:span></text:p>
            <text:p text:style-name="P60">Temporário <text:span text:style-name="T3">-3 !</text:span></text:p>
            <text:p text:style-name="P60">Seco <text:span text:style-name="T3">-5 !</text:span></text:p>
            <text:p text:style-name="P60"/>
            <text:p text:style-name="P141"><text:span text:style-name="T36">!</text:span><text:span text:style-name="T35"> – </text:span><text:span text:style-name="T37">tipo</text:span><text:span text:style-name="T35"> </text:span><text:span text:style-name="T37">in (1,2,</text:span><text:span text:style-name="T38">4</text:span><text:span text:style-name="T37">) and </text:span><text:span text:style-name="T35">regime in (</text:span><text:span text:style-name="T36">3,</text:span><text:span text:style-name="T37">5</text:span><text:span text:style-name="T35">)</text:span></text:p>
          </table:table-cell>
          <table:table-cell table:style-name="Tabela5.E4" table:number-rows-spanned="2" office:value-type="string">
            <text:p text:style-name="P79">Fora de polígono <text:span text:style-name="T3">-1</text:span></text:p>
            <text:p text:style-name="P125">Dentro de polígono - Trecho principal <text:span text:style-name="T3">-</text:span><text:span text:style-name="T71">2</text:span></text:p>
            <text:p text:style-name="P125">Dentro de polígono - Trecho secundário <text:span text:style-name="T3">-</text:span><text:span text:style-name="T71">3</text:span></text:p>
            <text:p text:style-name="P125"><text:span text:style-name="T3">Dentro de polígono - Trecho compartilhado -</text:span><text:span text:style-name="T71">4</text:span></text:p>
          </table:table-cell>
        </table:table-row>
        <table:table-row table:style-name="TableLine1707638731072">
          <table:covered-table-cell/>
          <table:covered-table-cell/>
          <table:table-cell table:style-name="Tabela5.C4" office:value-type="string">
            <text:p text:style-name="P79"><text:span text:style-name="T72">Trecho </text:span><text:span text:style-name="T60">Pluvial</text:span> <text:span text:style-name="T3">-3</text:span></text:p>
          </table:table-cell>
          <table:table-cell table:style-name="Tabela5.D4" office:value-type="string">
            <text:p text:style-name="P83">Desconhecido -0</text:p>
            <text:p text:style-name="P79">Seco <text:span text:style-name="T3">-5</text:span></text:p>
            <text:p text:style-name="P79"/>
            <text:p text:style-name="P131">V - tipo in (<text:span text:style-name="T26">3)</text:span> and <text:span text:style-name="T33">not (</text:span><text:span text:style-name="T26">regime</text:span> <text:span text:style-name="T26">in (</text:span><text:span text:style-name="T72">0,</text:span><text:span text:style-name="T26">5))</text:span></text:p>
          </table:table-cell>
          <table:covered-table-cell/>
        </table:table-row>
      </table:table>
      <text:p text:style-name="P11"/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row table:style-name="TableLine1707638711216">
          <table:table-cell table:style-name="Tabela6.A1" office:value-type="string">
            <text:p text:style-name="P15">Classe </text:p>
          </table:table-cell>
          <table:table-cell table:style-name="Tabela6.B1" table:number-columns-spanned="4" office:value-type="string">
            <text:p text:style-name="P31"><text:span text:style-name="T53">infra</text:span>_barragem [<text:span text:style-name="T66">L</text:span>A]</text:p>
          </table:table-cell>
          <table:covered-table-cell/>
          <table:covered-table-cell/>
          <table:covered-table-cell/>
        </table:table-row>
        <table:table-row table:style-name="TableLine1707638742224">
          <table:table-cell table:style-name="Tabela6.A2" office:value-type="string">
            <text:p text:style-name="P15">Atributo</text:p>
          </table:table-cell>
          <table:table-cell table:style-name="Tabela6.A2" office:value-type="string">
            <text:p text:style-name="P47">nome<text:span text:style-name="T5"> (0..1)</text:span></text:p>
          </table:table-cell>
          <table:table-cell table:style-name="Tabela6.A2" office:value-type="string">
            <text:p text:style-name="P47">tipo<text:span text:style-name="T4"> (1)</text:span></text:p>
          </table:table-cell>
          <table:table-cell table:style-name="Tabela6.A2" office:value-type="string">
            <text:p text:style-name="P47">material_construcao<text:span text:style-name="T4"> (1)</text:span></text:p>
          </table:table-cell>
          <table:table-cell table:style-name="Tabela6.E2" office:value-type="string">
            <text:p text:style-name="P123"><text:span text:style-name="T62">sobreposto_transportes</text:span><text:span text:style-name="T63"> (1)</text:span></text:p>
          </table:table-cell>
        </table:table-row>
        <table:table-row table:style-name="TableLine1707638734880">
          <table:table-cell table:style-name="Tabela6.A3" office:value-type="string">
            <text:p text:style-name="P15">Domínio</text:p>
          </table:table-cell>
          <table:table-cell table:style-name="Tabela6.B3" office:value-type="string">
            <text:p text:style-name="P167">A ser preenchido</text:p>
          </table:table-cell>
          <table:table-cell table:style-name="Tabela6.C3" office:value-type="string">
            <text:p text:style-name="P26">1 – Barragem</text:p>
            <text:p text:style-name="P74">2- Dique !</text:p>
            <text:p text:style-name="P74"/>
            <text:p text:style-name="P145">! - tipo in (2)</text:p>
          </table:table-cell>
          <table:table-cell table:style-name="Tabela6.D3" office:value-type="string">
            <text:p text:style-name="P26">Desconhecido – 0</text:p>
            <text:p text:style-name="P68">Alvenaria -1<text:span text:style-name="T1"> !</text:span></text:p>
            <text:p text:style-name="P27">Concreto -2</text:p>
            <text:p text:style-name="P107">Rocha -4</text:p>
            <text:p text:style-name="P107">Terra -23</text:p>
            <text:p text:style-name="P107"/>
            <text:p text:style-name="P159">! - material_construcao in (1)</text:p>
          </table:table-cell>
          <table:table-cell table:style-name="Tabela6.E3" office:value-type="string">
            <text:p text:style-name="P28">S<text:span text:style-name="T67">im – 1</text:span></text:p>
            <text:p text:style-name="P29">Não - 0</text:p>
          </table:table-cell>
        </table:table-row>
      </table:table>
      <text:p text:style-name="P11"/>
      <text:p text:style-name="P11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3"/>
        <table:table-row table:style-name="TableLine1707638728352">
          <table:table-cell table:style-name="Tabela15.A1" office:value-type="string">
            <text:p text:style-name="P15">Classe</text:p>
          </table:table-cell>
          <table:table-cell table:style-name="Tabela15.B1" table:number-columns-spanned="4" office:value-type="string">
            <text:p text:style-name="P25"><text:span text:style-name="T15">infra</text:span><text:span text:style-name="T13">_elemento_</text:span><text:span text:style-name="T17">energia</text:span><text:span text:style-name="T12">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leLine1707638738416">
          <table:table-cell table:style-name="Tabela15.A2" office:value-type="string">
            <text:p text:style-name="P15">Atributo</text:p>
          </table:table-cell>
          <table:table-cell table:style-name="Tabela15.A2" office:value-type="string">
            <text:p text:style-name="P47">nome<text:span text:style-name="T5"> (0..1)</text:span></text:p>
          </table:table-cell>
          <table:table-cell table:style-name="Tabela15.A2" office:value-type="string">
            <text:p text:style-name="P94">filtro (1)</text:p>
          </table:table-cell>
          <table:table-cell table:style-name="Tabela15.A2" office:value-type="string">
            <text:p text:style-name="P47"><text:span text:style-name="T88">t</text:span>ipo<text:span text:style-name="T4"> (1)</text:span></text:p>
          </table:table-cell>
          <table:table-cell table:style-name="Tabela15.E2" office:value-type="string">
            <text:p text:style-name="P47">situacao_fisica<text:span text:style-name="T4"> (1)</text:span></text:p>
          </table:table-cell>
        </table:table-row>
        <table:table-row table:style-name="Tabela15.3">
          <table:table-cell table:style-name="Tabela15.A3" table:number-rows-spanned="2" office:value-type="string">
            <text:p text:style-name="P15">Domínio</text:p>
          </table:table-cell>
          <table:table-cell table:style-name="Tabela15.A3" table:number-rows-spanned="2" office:value-type="string">
            <text:p text:style-name="P167">A ser preenchido</text:p>
          </table:table-cell>
          <table:table-cell table:style-name="Tabela15.A3" office:value-type="string">
            <text:p text:style-name="P82">Linha de energia <text:span text:style-name="T18">-3XX</text:span></text:p>
            <text:p text:style-name="P81">[L]</text:p>
          </table:table-cell>
          <table:table-cell table:style-name="Tabela15.A3" office:value-type="string">
            <text:p text:style-name="P82">Linha de transmissão de energia <text:span text:style-name="T18">-303</text:span></text:p>
          </table:table-cell>
          <table:table-cell table:style-name="Tabela15.E3" table:number-rows-spanned="2" office:value-type="string">
            <text:p text:style-name="P59">Abandonada -1<text:span text:style-name="T1"> !</text:span></text:p>
            <text:p text:style-name="P59">Destruída -2<text:span text:style-name="T1"> !</text:span></text:p>
            <text:p text:style-name="P50">Construída -3</text:p>
            <text:p text:style-name="P129">Em construção -4<text:span text:style-name="T1"> !</text:span></text:p>
            <text:p text:style-name="P130"/>
            <text:p text:style-name="P144">! - (<text:span text:style-name="T95">R</text:span>est. <text:span text:style-name="T95">S</text:span>it. Fis.)</text:p>
          </table:table-cell>
        </table:table-row>
        <table:table-row table:style-name="Tabela15.3">
          <table:covered-table-cell/>
          <table:covered-table-cell/>
          <table:table-cell table:style-name="Tabela15.A3" office:value-type="string">
            <text:p text:style-name="P82"><text:span text:style-name="T70">Subestação</text:span> de energia <text:span text:style-name="T18">-1</text:span><text:span text:style-name="T69">8</text:span><text:span text:style-name="T18">XX</text:span></text:p>
            <text:p text:style-name="P81">[P<text:span text:style-name="T69">A</text:span>]</text:p>
          </table:table-cell>
          <table:table-cell table:style-name="Tabela15.A3" office:value-type="string">
            <text:p text:style-name="P82">Subestação de transmissão de energia elétrica <text:span text:style-name="T18">-1</text:span><text:span text:style-name="T70">8</text:span><text:span text:style-name="T18">01</text:span></text:p>
            <text:p text:style-name="P82">Subestação de distribuição de energia elétrica <text:span text:style-name="T18">-1</text:span><text:span text:style-name="T70">8</text:span><text:span text:style-name="T18">0</text:span><text:span text:style-name="T70">2</text:span></text:p>
          </table:table-cell>
          <table:covered-table-cell/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ela10.1">
          <table:table-cell table:style-name="Tabela10.A1" office:value-type="string">
            <text:p text:style-name="P15">Classe</text:p>
          </table:table-cell>
          <table:table-cell table:style-name="Tabela10.B1" table:number-columns-spanned="4" office:value-type="string">
            <text:p text:style-name="P25"><text:span text:style-name="T15">infra</text:span><text:span text:style-name="T13">_elemento_infraestrutura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5">Atributo</text:p>
          </table:table-cell>
          <table:table-cell table:style-name="Tabela10.A2" office:value-type="string">
            <text:p text:style-name="P47">nome<text:span text:style-name="T5"> (0..1)</text:span></text:p>
          </table:table-cell>
          <table:table-cell table:style-name="Tabela10.A2" office:value-type="string">
            <text:p text:style-name="P94">filtro (1)</text:p>
          </table:table-cell>
          <table:table-cell table:style-name="Tabela10.A2" office:value-type="string">
            <text:p text:style-name="P47">tipo<text:span text:style-name="T4"> (1)</text:span></text:p>
          </table:table-cell>
          <table:table-cell table:style-name="Tabela10.E2" office:value-type="string">
            <text:p text:style-name="P47">situacao_fisica<text:span text:style-name="T4"> (1)</text:span></text:p>
          </table:table-cell>
        </table:table-row>
        <table:table-row table:style-name="Tabela10.1">
          <table:table-cell table:style-name="Tabela10.A3" office:value-type="string">
            <text:p text:style-name="P15">Domínio</text:p>
          </table:table-cell>
          <table:table-cell table:style-name="Tabela10.B3" office:value-type="string">
            <text:p text:style-name="P167">A ser preenchido</text:p>
          </table:table-cell>
          <table:table-cell table:style-name="Tabela10.C3" office:value-type="string">
            <text:p text:style-name="P57"><text:span text:style-name="T27">Atracadouro </text:span><text:span text:style-name="T28">Terminal </text:span><text:span text:style-name="T27">-</text:span><text:span text:style-name="T29">19XX</text:span></text:p>
            <text:p text:style-name="P55">[P L A]</text:p>
          </table:table-cell>
          <table:table-cell table:style-name="Tabela10.D3" office:value-type="string">
            <text:p text:style-name="P57">Atrac - Cais -<text:span text:style-name="T65">19</text:span>38</text:p>
            <text:p text:style-name="P57">Atrac - Cais flutuante -<text:span text:style-name="T65">19</text:span>39</text:p>
            <text:p text:style-name="P57">Atrac - Trapiche - <text:span text:style-name="T65">19</text:span>40</text:p>
            <text:p text:style-name="P57">Atrac - Molhe de atracação - <text:span text:style-name="T65">19</text:span>41</text:p>
            <text:p text:style-name="P57">Atrac - Pier - <text:span text:style-name="T65">19</text:span>42</text:p>
            <text:p text:style-name="P57">Atrac - Dolfim -<text:span text:style-name="T65">19</text:span>43</text:p>
            <text:p text:style-name="P57">Atrac - Desembarcadouro -<text:span text:style-name="T65">19</text:span>44</text:p>
          </table:table-cell>
          <table:table-cell table:style-name="Tabela10.E3" office:value-type="string">
            <text:p text:style-name="P59">Abandonada -1<text:span text:style-name="T1"> !</text:span></text:p>
            <text:p text:style-name="P59">Destruída -2<text:span text:style-name="T1"> !</text:span></text:p>
            <text:p text:style-name="P50">Construída -3</text:p>
            <text:p text:style-name="P129">Em construção -4<text:span text:style-name="T1"> !</text:span></text:p>
            <text:p text:style-name="P129"/>
            <text:p text:style-name="P144">! - (<text:span text:style-name="T95">R</text:span>est. <text:span text:style-name="T95">S</text:span>it. Fis.)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column table:style-name="Tabela13.C" table:number-columns-repeated="2"/>
        <table:table-column table:style-name="Tabela13.E"/>
        <table:table-column table:style-name="Tabela13.C" table:number-columns-repeated="3"/>
        <table:table-column table:style-name="Tabela13.E"/>
        <table:table-column table:style-name="Tabela13.C" table:number-columns-repeated="2"/>
        <table:table-column table:style-name="Tabela13.E"/>
        <table:table-row table:style-name="TableLine1707638726176">
          <table:table-cell table:style-name="Tabela13.A1" office:value-type="string">
            <text:p text:style-name="P15">Classe</text:p>
          </table:table-cell>
          <table:table-cell table:style-name="Tabela13.B1" table:number-columns-spanned="11" office:value-type="string">
            <text:p text:style-name="P184"><text:span text:style-name="T11">infra_ferrovia</text:span> <text:span text:style-name="T42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7638729712">
          <table:table-cell table:style-name="Tabela13.A2" office:value-type="string">
            <text:p text:style-name="P15">Atributo</text:p>
          </table:table-cell>
          <table:table-cell table:style-name="Tabela13.A2" office:value-type="string">
            <text:p text:style-name="P99">nome<text:span text:style-name="T5"> (0..1)</text:span></text:p>
          </table:table-cell>
          <table:table-cell table:style-name="Tabela13.A2" office:value-type="string">
            <text:p text:style-name="P99">tipo<text:span text:style-name="T4"> (1)</text:span></text:p>
          </table:table-cell>
          <table:table-cell table:style-name="Tabela13.A2" office:value-type="string">
            <text:p text:style-name="P99">situacao_fisica<text:span text:style-name="T4"> (1)</text:span></text:p>
          </table:table-cell>
          <table:table-cell table:style-name="Tabela13.A2" office:value-type="string">
            <text:p text:style-name="P99">posicao_relativa<text:span text:style-name="T4"> (1)</text:span></text:p>
          </table:table-cell>
          <table:table-cell table:style-name="Tabela13.A2" office:value-type="string">
            <text:p text:style-name="P99">nr_linhas<text:span text:style-name="T4"> (1)</text:span></text:p>
          </table:table-cell>
          <table:table-cell table:style-name="Tabela13.A2" office:value-type="string">
            <text:p text:style-name="P114"><text:span text:style-name="T89">e</text:span>letrificada <text:span text:style-name="T81">(1)</text:span></text:p>
          </table:table-cell>
          <table:table-cell table:style-name="Tabela13.A2" office:value-type="string">
            <text:p text:style-name="P99"><text:span text:style-name="T54">bitola</text:span><text:span text:style-name="T4"> (1)</text:span></text:p>
          </table:table-cell>
          <table:table-cell table:style-name="Tabela13.A2" office:value-type="string">
            <text:p text:style-name="P99">em_arruamento<text:span text:style-name="T4"> (1)</text:span></text:p>
          </table:table-cell>
          <table:table-cell table:style-name="Tabela13.A2" office:value-type="string">
            <text:p text:style-name="P99">juridisdicao<text:span text:style-name="T4"> (1)</text:span></text:p>
          </table:table-cell>
          <table:table-cell table:style-name="Tabela13.A2" office:value-type="string">
            <text:p text:style-name="P99">administracao<text:span text:style-name="T4"> (1)</text:span></text:p>
          </table:table-cell>
          <table:table-cell table:style-name="Tabela13.L2" office:value-type="string">
            <text:p text:style-name="P99">concessionaria<text:span text:style-name="T5"> (0..1)</text:span></text:p>
          </table:table-cell>
        </table:table-row>
        <table:table-row table:style-name="Tabela13.3">
          <table:table-cell table:style-name="Tabela13.A7" table:number-rows-spanned="5" office:value-type="string">
            <text:p text:style-name="P15">Domínio</text:p>
          </table:table-cell>
          <table:table-cell table:style-name="Tabela13.B7" table:number-rows-spanned="5" office:value-type="string">
            <text:p text:style-name="P167">A ser preenchido</text:p>
          </table:table-cell>
          <table:table-cell table:style-name="Tabela13.C3" office:value-type="string">
            <text:p text:style-name="P69">Bonde <text:span text:style-name="T10">-5 !</text:span></text:p>
          </table:table-cell>
          <table:table-cell table:style-name="Tabela13.D7" table:number-rows-spanned="5" office:value-type="string">
            <text:p text:style-name="P117">Desconhecida -0</text:p>
            <text:p text:style-name="P117"><text:span text:style-name="T50">Abandonada </text:span><text:span text:style-name="T51">-1 !</text:span></text:p>
            <text:p text:style-name="P119">Destruída -2 !</text:p>
            <text:p text:style-name="P39"><text:span text:style-name="T34">Construída </text:span><text:span text:style-name="T39">-3</text:span></text:p>
            <text:p text:style-name="P67">Em construção <text:span text:style-name="T8">-4 !</text:span></text:p>
            <text:p text:style-name="P67"/>
            <text:p text:style-name="P144">! - (<text:span text:style-name="T95">R</text:span>est. <text:span text:style-name="T95">S</text:span>it. Fis.)</text:p>
          </table:table-cell>
          <table:table-cell table:style-name="Tabela13.E3" office:value-type="string">
            <text:p text:style-name="P99">Superfície <text:span text:style-name="T10">-2</text:span></text:p>
            <text:p text:style-name="P99">Elevado <text:span text:style-name="T10">-3</text:span></text:p>
            <text:p text:style-name="P99"/>
            <text:p text:style-name="P132">V - tipo in (<text:span text:style-name="T41">5)</text:span> and <text:span text:style-name="T33">not (</text:span>"<text:span text:style-name="T41">posicao</text:span>" <text:span text:style-name="T41">in (2,3))</text:span></text:p>
          </table:table-cell>
          <table:table-cell table:style-name="Tabela13.F7" table:number-rows-spanned="5" office:value-type="string">
            <text:p text:style-name="P101">Desconhecido <text:span text:style-name="T10">-0</text:span></text:p>
            <text:p text:style-name="P101">Simples <text:span text:style-name="T10">-1</text:span></text:p>
            <text:p text:style-name="P101">Dupla <text:span text:style-name="T10">-2</text:span></text:p>
            <text:p text:style-name="P101">Múltipla <text:span text:style-name="T10">-3</text:span></text:p>
          </table:table-cell>
          <table:table-cell table:style-name="Tabela13.G5" table:number-rows-spanned="3" office:value-type="string">
            <text:p text:style-name="P88">Sim -1</text:p>
            <text:p text:style-name="P33">Não -2</text:p>
          </table:table-cell>
          <table:table-cell table:style-name="Tabela13.H7" table:number-rows-spanned="5" office:value-type="string">
            <text:p text:style-name="P100">Desconhecida -0</text:p>
            <text:p text:style-name="P100">Métrica -1</text:p>
            <text:p text:style-name="P100">Internacional -2</text:p>
            <text:p text:style-name="P100">Larga -3</text:p>
            <text:p text:style-name="P100">Mista métrica internacional -4</text:p>
            <text:p text:style-name="P100">Mista métrica larga -5</text:p>
            <text:p text:style-name="P100">Mista internacional larga -6</text:p>
          </table:table-cell>
          <table:table-cell table:style-name="Tabela13.I3" office:value-type="string">
            <text:p text:style-name="P88"><text:span text:style-name="T44">Sim -1</text:span><text:span text:style-name="T45"> !</text:span></text:p>
            <text:p text:style-name="P42">Não -2</text:p>
            <text:p text:style-name="P42"/>
            <text:p text:style-name="P146">! - em_arruamento in (1)</text:p>
          </table:table-cell>
          <table:table-cell table:style-name="Tabela13.J7" table:number-rows-spanned="5" office:value-type="string">
            <text:p text:style-name="P100">Desconhecida -0</text:p>
            <text:p text:style-name="P100">Federal -1</text:p>
            <text:p text:style-name="P100">Estadual -2</text:p>
            <text:p text:style-name="P100">Municipal -3</text:p>
            <text:p text:style-name="P76">Particular -6<text:span text:style-name="T1"> !</text:span></text:p>
            <text:p text:style-name="P76"/>
            <text:p text:style-name="P149">! - jurisdicao in (6)</text:p>
          </table:table-cell>
          <table:table-cell table:style-name="Tabela13.K7" table:number-rows-spanned="5" office:value-type="string">
            <text:p text:style-name="P108">Desconhecida -0</text:p>
            <text:p text:style-name="P108">Federal -1</text:p>
            <text:p text:style-name="P108">Estadual -2</text:p>
            <text:p text:style-name="P108">Municipal -3</text:p>
            <text:p text:style-name="P75">Particular -6<text:span text:style-name="T1"> !</text:span><text:span text:style-name="T27">Concessionada -7</text:span></text:p>
            <text:p text:style-name="P43"/>
            <text:p text:style-name="P154">! - administracao in (6)</text:p>
          </table:table-cell>
          <table:table-cell table:style-name="Tabela13.L7" table:number-rows-spanned="5" office:value-type="string">
            <text:p text:style-name="P186">(*)</text:p>
            <text:p text:style-name="P187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ela13.4">
          <table:covered-table-cell/>
          <table:covered-table-cell/>
          <table:table-cell table:style-name="Tabela13.C4" office:value-type="string">
            <text:p text:style-name="P69">Aeromóvel <text:span text:style-name="T10">-6 !</text:span></text:p>
            <text:p text:style-name="P69"/>
            <text:p text:style-name="P148">! - tipo in (5,6)</text:p>
          </table:table-cell>
          <table:covered-table-cell/>
          <table:table-cell table:style-name="Tabela13.E4" office:value-type="string">
            <text:p text:style-name="P99">Elevado <text:span text:style-name="T10">-3</text:span></text:p>
            <text:p text:style-name="P99"/>
            <text:p text:style-name="P132">V - tipo in (<text:span text:style-name="T40">6)</text:span> and <text:span text:style-name="T33">not (</text:span>"<text:span text:style-name="T41">posicao</text:span>" <text:span text:style-name="T41">in (3))</text:span></text:p>
          </table:table-cell>
          <table:covered-table-cell/>
          <table:covered-table-cell/>
          <table:covered-table-cell/>
          <table:table-cell table:style-name="Tabela13.I7" table:number-rows-spanned="4" office:value-type="string">
            <text:p text:style-name="P88">Não -2</text:p>
            <text:p text:style-name="P88"/>
            <text:p text:style-name="P132">V - tipo in (<text:span text:style-name="T96">6,</text:span><text:span text:style-name="T41">7,8)</text:span> and <text:span text:style-name="T33">not (</text:span><text:span text:style-name="T41">em_arruamento</text:span> <text:span text:style-name="T41">in (2))</text:span></text:p>
          </table:table-cell>
          <table:covered-table-cell/>
          <table:covered-table-cell/>
          <table:covered-table-cell/>
        </table:table-row>
        <table:table-row table:style-name="Tabela13.5">
          <table:covered-table-cell/>
          <table:covered-table-cell/>
          <table:table-cell table:style-name="Tabela13.C6" table:number-rows-spanned="2" office:value-type="string">
            <text:p text:style-name="P99">Trem <text:span text:style-name="T10">-7</text:span></text:p>
          </table:table-cell>
          <table:covered-table-cell/>
          <table:table-cell table:style-name="Tabela13.E7" table:number-rows-spanned="3" office:value-type="string">
            <text:p text:style-name="P99">Superfície <text:span text:style-name="T10">-2</text:span></text:p>
            <text:p text:style-name="P99">Elevado <text:span text:style-name="T10">-3</text:span></text:p>
            <text:p text:style-name="P99">Subterrâneo <text:span text:style-name="T10">-6</text:span></text:p>
            <text:p text:style-name="P99"/>
            <text:p text:style-name="P133">V - tipo in (<text:span text:style-name="T97">7,8</text:span><text:span text:style-name="T40">)</text:span> and <text:span text:style-name="T33">not (</text:span>"<text:span text:style-name="T41">posicao</text:span>" <text:span text:style-name="T41">in (</text:span><text:span text:style-name="T97">2,</text:span><text:span text:style-name="T41">3,</text:span><text:span text:style-name="T97">6</text:span><text:span text:style-name="T41">)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7" table:number-rows-spanned="2" office:value-type="string">
            <text:p text:style-name="P88">Sim -1</text:p>
            <text:p text:style-name="P88"/>
            <text:p text:style-name="P132"><text:span text:style-name="T82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7">
          <table:covered-table-cell/>
          <table:covered-table-cell/>
          <table:table-cell table:style-name="Tabela13.C7" office:value-type="string">
            <text:p text:style-name="P99">Metrô <text:span text:style-name="T10">-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row table:style-name="TableLine1707638736784">
          <table:table-cell table:style-name="Tabela4.A1" office:value-type="string">
            <text:p text:style-name="P15">Classe </text:p>
          </table:table-cell>
          <table:table-cell table:style-name="Tabela4.B1" table:number-columns-spanned="3" office:value-type="string">
            <text:p text:style-name="P34"><text:span text:style-name="T55">infra_obstaculo_vertica</text:span><text:span text:style-name="T56">l</text:span> [P]</text:p>
          </table:table-cell>
          <table:covered-table-cell/>
          <table:covered-table-cell/>
        </table:table-row>
        <table:table-row table:style-name="TableLine1707638757184">
          <table:table-cell table:style-name="Tabela4.A2" office:value-type="string">
            <text:p text:style-name="P15">Atributo</text:p>
          </table:table-cell>
          <table:table-cell table:style-name="Tabela4.A2" office:value-type="string">
            <text:p text:style-name="P47">nome<text:span text:style-name="T5"> (0..1)</text:span></text:p>
          </table:table-cell>
          <table:table-cell table:style-name="Tabela4.A2" office:value-type="string">
            <text:p text:style-name="P47"><text:span text:style-name="T78">altitude</text:span><text:span text:style-name="T5"> (1)</text:span></text:p>
          </table:table-cell>
          <table:table-cell table:style-name="Tabela4.D2" office:value-type="string">
            <text:p text:style-name="P47"><text:span text:style-name="T78">altura</text:span><text:span text:style-name="T5"> (1)</text:span></text:p>
          </table:table-cell>
        </table:table-row>
        <table:table-row table:style-name="TableLine1707638756912">
          <table:table-cell table:style-name="Tabela4.A3" office:value-type="string">
            <text:p text:style-name="P15">Domínio</text:p>
          </table:table-cell>
          <table:table-cell table:style-name="Tabela4.B3" office:value-type="string">
            <text:p text:style-name="P167">A ser preenchido</text:p>
          </table:table-cell>
          <table:table-cell table:style-name="Tabela4.C3" office:value-type="string">
            <text:p text:style-name="P167">A ser preenchido <text:span text:style-name="T85">(*)</text:span></text:p>
            <text:p text:style-name="P167"/>
            <text:p text:style-name="P177">V - altitude is null</text:p>
          </table:table-cell>
          <table:table-cell table:style-name="Tabela4.D3" office:value-type="string">
            <text:p text:style-name="P167">A ser preenchido <text:span text:style-name="T85">(*)</text:span></text:p>
            <text:p text:style-name="P173"/>
            <text:p text:style-name="P176">V - altura is null</text:p>
            <text:p text:style-name="P178">V - altura &lt; 46</text:p>
            <text:p text:style-name="P180"><text:span text:style-name="T91">! - </text:span><text:span text:style-name="T84">altura </text:span>&gt; <text:span text:style-name="T84">200</text:span></text:p>
          </table:table-cell>
        </table:table-row>
      </table:table>
      <text:p text:style-name="P11"/>
      <text:p text:style-name="P11"/>
      <table:table table:name="Tabela9" table:style-name="Tabela9">
        <table:table-column table:style-name="Tabela9.A"/>
        <table:table-column table:style-name="Tabela9.B"/>
        <table:table-column table:style-name="Tabela9.C" table:number-columns-repeated="4"/>
        <table:table-column table:style-name="Tabela9.G"/>
        <table:table-row table:style-name="TableLine1707638753648">
          <table:table-cell table:style-name="Tabela9.A1" office:value-type="string">
            <text:p text:style-name="P15">Classe</text:p>
          </table:table-cell>
          <table:table-cell table:style-name="Tabela9.B1" table:number-columns-spanned="6" office:value-type="string">
            <text:p text:style-name="P35"><text:span text:style-name="T9">infra_pista_pouso</text:span> <text:span text:style-name="T42">[P L 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07638759632">
          <table:table-cell table:style-name="Tabela9.A2" office:value-type="string">
            <text:p text:style-name="P15">Atributo</text:p>
          </table:table-cell>
          <table:table-cell table:style-name="Tabela9.A2" office:value-type="string">
            <text:p text:style-name="P109">nome<text:span text:style-name="T5"> (0..1)</text:span></text:p>
          </table:table-cell>
          <table:table-cell table:style-name="Tabela9.A2" office:value-type="string">
            <text:p text:style-name="P109">tipo<text:span text:style-name="T4"> (1)</text:span></text:p>
          </table:table-cell>
          <table:table-cell table:style-name="Tabela9.A2" office:value-type="string">
            <text:p text:style-name="P95">revestimento<text:span text:style-name="T4"> (1)</text:span></text:p>
          </table:table-cell>
          <table:table-cell table:style-name="Tabela9.A2" office:value-type="string">
            <text:p text:style-name="P95">uso_pista<text:span text:style-name="T4"> (1)</text:span></text:p>
          </table:table-cell>
          <table:table-cell table:style-name="Tabela9.A2" office:value-type="string">
            <text:p text:style-name="P95">situacao_fisica<text:span text:style-name="T4"> (1)</text:span></text:p>
          </table:table-cell>
          <table:table-cell table:style-name="Tabela9.G2" office:value-type="string">
            <text:p text:style-name="P96">Altitude (0..1)</text:p>
          </table:table-cell>
        </table:table-row>
        <table:table-row table:style-name="TableLine1707638744672">
          <table:table-cell table:style-name="Tabela9.A3" office:value-type="string">
            <text:p text:style-name="P15">Domínio</text:p>
          </table:table-cell>
          <table:table-cell table:style-name="Tabela9.B3" office:value-type="string">
            <text:p text:style-name="P167">A ser preenchido</text:p>
          </table:table-cell>
          <table:table-cell table:style-name="Tabela9.C3" office:value-type="string">
            <text:p text:style-name="P103">Pista de pouso -9</text:p>
            <text:p text:style-name="P44">[<text:span text:style-name="T98">P </text:span>L A]</text:p>
            <text:p text:style-name="P103"/>
            <text:p text:style-name="P66">Pista de táxi -10<text:span text:style-name="T1"> !</text:span></text:p>
            <text:p text:style-name="P98">[<text:span text:style-name="T98">L </text:span>A]</text:p>
            <text:p text:style-name="P78"/>
            <text:p text:style-name="P66">Heliponto -11<text:span text:style-name="T1"> !</text:span></text:p>
            <text:p text:style-name="P98">[P]</text:p>
            <text:p text:style-name="P97"/>
            <text:p text:style-name="P161">! - tipo in (10, 11)</text:p>
          </table:table-cell>
          <table:table-cell table:style-name="Tabela9.D3" office:value-type="string">
            <text:p text:style-name="P24">Desconhecido -0</text:p>
            <text:p text:style-name="P65">Sem revestimento (Leito natural) -1<text:span text:style-name="T1"> !</text:span></text:p>
            <text:p text:style-name="P102">Revestimento primário (solto) -2</text:p>
            <text:p text:style-name="P102">Pavimentado -3</text:p>
            <text:p text:style-name="P102"/>
            <text:p text:style-name="P160">! - revestimento in (1)</text:p>
          </table:table-cell>
          <table:table-cell table:style-name="Tabela9.E3" office:value-type="string">
            <text:p text:style-name="P102">Desconhecido -0</text:p>
            <text:p text:style-name="P102">Particular -6</text:p>
            <text:p text:style-name="P102">Público -11</text:p>
            <text:p text:style-name="P102">Militar -12</text:p>
            <text:p text:style-name="P102">Público/Militar -13</text:p>
          </table:table-cell>
          <table:table-cell table:style-name="Tabela9.F3" office:value-type="string">
            <text:p text:style-name="P118">Desconhecida -0</text:p>
            <text:p text:style-name="P67">Abandonada <text:span text:style-name="T8">-1 !</text:span></text:p>
            <text:p text:style-name="P104"><text:span text:style-name="T44">Destruída </text:span><text:span text:style-name="T51">-2 !</text:span></text:p>
            <text:p text:style-name="P104">Construída <text:span text:style-name="T8">-3</text:span></text:p>
            <text:p text:style-name="P67">Em construção <text:span text:style-name="T8">-4 !</text:span></text:p>
            <text:p text:style-name="P67"/>
            <text:p text:style-name="P144">! - (<text:span text:style-name="T95">R</text:span>est. <text:span text:style-name="T95">S</text:span>it. Fis.)</text:p>
          </table:table-cell>
          <table:table-cell table:style-name="Tabela9.G3" office:value-type="string">
            <text:p text:style-name="P169">A ser preenchido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column table:style-name="Tabela8.C" table:number-columns-repeated="11"/>
        <table:table-row table:style-name="TableLine1707638758000">
          <table:table-cell table:style-name="Tabela8.A1" office:value-type="string">
            <text:p text:style-name="P15">Classe</text:p>
          </table:table-cell>
          <table:table-cell table:style-name="Tabela8.B1" table:number-columns-spanned="12" office:value-type="string">
            <text:p text:style-name="P39">infra_via_deslocamento<text:span text:style-name="T7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7638747120">
          <table:table-cell table:style-name="Tabela8.A2" office:value-type="string">
            <text:p text:style-name="P190">Atributo</text:p>
          </table:table-cell>
          <table:table-cell table:style-name="Tabela8.A2" office:value-type="string">
            <text:p text:style-name="P191"><text:span text:style-name="T23">n</text:span>ome<text:span text:style-name="T5">(0..1)</text:span></text:p>
          </table:table-cell>
          <table:table-cell table:style-name="Tabela8.A2" office:value-type="string">
            <text:p text:style-name="P192">tipo (1)</text:p>
          </table:table-cell>
          <table:table-cell table:style-name="Tabela8.A2" office:value-type="string">
            <text:p text:style-name="P192">revestimento (1)</text:p>
          </table:table-cell>
          <table:table-cell table:style-name="Tabela8.A2" office:value-type="string">
            <text:p text:style-name="P192">tr<text:span text:style-name="T8">a</text:span>fego (1)</text:p>
          </table:table-cell>
          <table:table-cell table:style-name="Tabela8.A2" office:value-type="string">
            <text:p text:style-name="P192">nr_faixas<text:span text:style-name="T5"> (1)</text:span></text:p>
          </table:table-cell>
          <table:table-cell table:style-name="Tabela8.A2" office:value-type="string">
            <text:p text:style-name="P192">nr_pistas (1)</text:p>
          </table:table-cell>
          <table:table-cell table:style-name="Tabela8.A2" office:value-type="string">
            <text:p text:style-name="P192">canteiro_divisorio (1)</text:p>
          </table:table-cell>
          <table:table-cell table:style-name="Tabela8.A2" office:value-type="string">
            <text:p text:style-name="P192">situacao_fisica (1)</text:p>
          </table:table-cell>
          <table:table-cell table:style-name="Tabela8.A2" office:value-type="string">
            <text:p text:style-name="P192">jurisdicao (1)</text:p>
          </table:table-cell>
          <table:table-cell table:style-name="Tabela8.A2" office:value-type="string">
            <text:p text:style-name="P192"><text:span text:style-name="T23">s</text:span>igla<text:span text:style-name="T5"> (0..1)</text:span></text:p>
          </table:table-cell>
          <table:table-cell table:style-name="Tabela8.A2" office:value-type="string">
            <text:p text:style-name="P192">administracao (1)</text:p>
          </table:table-cell>
          <table:table-cell table:style-name="Tabela8.M2" office:value-type="string">
            <text:p text:style-name="P192"><text:span text:style-name="T23">c</text:span>oncessiona<text:span text:style-name="T22">ria (0..1)</text:span></text:p>
          </table:table-cell>
        </table:table-row>
        <table:table-row table:style-name="Tabela8.3">
          <table:table-cell table:style-name="Tabela8.A4" table:number-rows-spanned="2" office:value-type="string">
            <text:p text:style-name="P15">Domínio</text:p>
          </table:table-cell>
          <table:table-cell table:style-name="Tabela8.B4" table:number-rows-spanned="2" office:value-type="string">
            <text:p text:style-name="P167">A ser preenchido</text:p>
          </table:table-cell>
          <table:table-cell table:style-name="Tabela8.C3" office:value-type="string">
            <text:p text:style-name="P104">Rodovia <text:span text:style-name="T7">-2</text:span></text:p>
          </table:table-cell>
          <table:table-cell table:style-name="Tabela8.D3" office:value-type="string">
            <text:p text:style-name="P102">Sem revestimento (Leito natural) -1</text:p>
            <text:p text:style-name="P102">Revestimento primário (solto) -2</text:p>
            <text:p text:style-name="P102">Pavimentado -3</text:p>
            <text:p text:style-name="P65">Calçado -4 !</text:p>
            <text:p text:style-name="P65"/>
            <text:p text:style-name="P152">! - revestimento in (4)</text:p>
          </table:table-cell>
          <table:table-cell table:style-name="Tabela8.E3" office:value-type="string">
            <text:p text:style-name="P104">Permanente <text:span text:style-name="T7">-1</text:span></text:p>
            <text:p text:style-name="P67">Periódico <text:span text:style-name="T7">-2 !</text:span></text:p>
            <text:p text:style-name="P150"/>
            <text:p text:style-name="P150">! - tipo in (2) and trafego in (2)</text:p>
          </table:table-cell>
          <table:table-cell table:style-name="Tabela8.F3" office:value-type="string">
            <text:p text:style-name="P120">Mínimo 1</text:p>
            <text:p text:style-name="P120"/>
            <text:p text:style-name="P132">V - tipo in (2) and not (nr_faixas &gt;=1)</text:p>
            <text:p text:style-name="P132"/>
            <text:p text:style-name="P151">! - tipo in (2) and nr_faixas &gt; 4</text:p>
          </table:table-cell>
          <table:table-cell table:style-name="Tabela8.G3" office:value-type="string">
            <text:p text:style-name="P120">Mínimo 1</text:p>
            <text:p text:style-name="P120"/>
            <text:p text:style-name="P132">V - tipo in (2) and not (nr_pistas &gt;=1)</text:p>
            <text:p text:style-name="P132"/>
            <text:p text:style-name="P181"><text:span text:style-name="T99">V – </text:span>nr_pistas &gt; nr_faixas</text:p>
          </table:table-cell>
          <table:table-cell table:style-name="Tabela8.H3" office:value-type="string">
            <text:p text:style-name="P88">Sim -1</text:p>
            <text:p text:style-name="P88">Não -2</text:p>
          </table:table-cell>
          <table:table-cell table:style-name="Tabela8.I4" table:number-rows-spanned="2" office:value-type="string">
            <text:p text:style-name="P118">Desconhecida -0</text:p>
            <text:p text:style-name="P67">Abandonada <text:span text:style-name="T8">-1 !</text:span></text:p>
            <text:p text:style-name="P104"><text:span text:style-name="T44">Destruída </text:span><text:span text:style-name="T51">-2 !</text:span></text:p>
            <text:p text:style-name="P104">Construída <text:span text:style-name="T8">-3</text:span></text:p>
            <text:p text:style-name="P67">Em construção <text:span text:style-name="T8">-4 !</text:span></text:p>
            <text:p text:style-name="P67"/>
            <text:p text:style-name="P144">! - (<text:span text:style-name="T95">R</text:span>est. <text:span text:style-name="T95">S</text:span>it. Fis.)</text:p>
          </table:table-cell>
          <table:table-cell table:style-name="Tabela8.J3" office:value-type="string">
            <text:p text:style-name="P104">Desconhecida <text:span text:style-name="T7">-0</text:span></text:p>
            <text:p text:style-name="P104">Federal <text:span text:style-name="T7">-1</text:span></text:p>
            <text:p text:style-name="P104">Estadual <text:span text:style-name="T7">-2</text:span></text:p>
            <text:p text:style-name="P104"/>
            <text:p text:style-name="P132">V - tipo in (2) and not (jurisdicao in (0,1,2))</text:p>
          </table:table-cell>
          <table:table-cell table:style-name="Tabela8.K4" table:number-rows-spanned="2" office:value-type="string">
            <text:p text:style-name="P111">(*)</text:p>
            <text:p text:style-name="P111"/>
            <text:p text:style-name="P132">V – <text:span text:style-name="T57">olhar obs abaixo</text:span></text:p>
          </table:table-cell>
          <table:table-cell table:style-name="Tabela8.L3" office:value-type="string">
            <text:p text:style-name="P104"/>
            <text:p text:style-name="P104">Desconhecida <text:span text:style-name="T7">-0</text:span></text:p>
            <text:p text:style-name="P104">Federal <text:span text:style-name="T7">-1</text:span></text:p>
            <text:p text:style-name="P104">Estadual <text:span text:style-name="T7">-2</text:span></text:p>
            <text:p text:style-name="P104">Concessionada <text:span text:style-name="T7">-7</text:span></text:p>
            <text:p text:style-name="P104"/>
            <text:p text:style-name="P132">V - tipo in (2) and not (administracao in (0,1,2,7))</text:p>
          </table:table-cell>
          <table:table-cell table:style-name="Tabela8.M4" table:number-rows-spanned="2" office:value-type="string">
            <text:p text:style-name="P188">(**)</text:p>
            <text:p text:style-name="P188"/>
            <text:p text:style-name="P189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104"><text:span text:style-name="T44">Auto-estrada </text:span><text:span text:style-name="T49">-4 !</text:span></text:p>
            <text:p text:style-name="P77"/>
            <text:p text:style-name="P155">! - tipo in (4)</text:p>
          </table:table-cell>
          <table:table-cell table:style-name="Tabela8.D4" office:value-type="string">
            <text:p text:style-name="P102">Pavimentado -3</text:p>
            <text:p text:style-name="P102"/>
            <text:p text:style-name="P132">V - tipo in (4) and not (revestimento in (3))</text:p>
          </table:table-cell>
          <table:table-cell table:style-name="Tabela8.E4" office:value-type="string">
            <text:p text:style-name="P104">Permanente <text:span text:style-name="T7">-1</text:span></text:p>
            <text:p text:style-name="P104"/>
            <text:p text:style-name="P132">V - tipo in (4) and not (trafego in (1))</text:p>
          </table:table-cell>
          <table:table-cell table:style-name="Tabela8.F4" office:value-type="string">
            <text:p text:style-name="P110">Mínimo 4</text:p>
            <text:p text:style-name="P110"/>
            <text:p text:style-name="P132">V - tipo in (4) and not (nr_faixas &gt;=4)</text:p>
            <text:p text:style-name="P132"/>
            <text:p text:style-name="P135">V - not(regexp_match( nr_faixas ,'\\\\d') or nr_faixas is null)</text:p>
          </table:table-cell>
          <table:table-cell table:style-name="Tabela8.G4" office:value-type="string">
            <text:p text:style-name="P110">Mínimo 2</text:p>
            <text:p text:style-name="P110"/>
            <text:p text:style-name="P132">V - tipo in (4) and not (nr_pistas &gt;=2)</text:p>
            <text:p text:style-name="P132"/>
            <text:p text:style-name="P135">V - canteiro_divisorio in (1) and not (nr_pistas &gt;1)</text:p>
            <text:p text:style-name="P135"/>
            <text:p text:style-name="P135">V - not(regexp_match( nr_pistas ,'\\\\d')or nr_pistas is null)</text:p>
          </table:table-cell>
          <table:table-cell table:style-name="Tabela8.H4" office:value-type="string">
            <text:p text:style-name="P88">Sim -1</text:p>
            <text:p text:style-name="P88"/>
            <text:p text:style-name="P134">V - tipo in (4) and not (canteiro_divisorio in (1))</text:p>
          </table:table-cell>
          <table:covered-table-cell/>
          <table:table-cell table:style-name="Tabela8.J4" office:value-type="string">
            <text:p text:style-name="P104">Federal <text:span text:style-name="T7">-1</text:span></text:p>
            <text:p text:style-name="P105">Estadual <text:span text:style-name="T7">-2</text:span></text:p>
            <text:p text:style-name="P104"/>
            <text:p text:style-name="P132">V - tipo in (4) and not (jurisdicao in (1,2))</text:p>
          </table:table-cell>
          <table:covered-table-cell/>
          <table:table-cell table:style-name="Tabela8.L4" office:value-type="string">
            <text:p text:style-name="P104">Federal <text:span text:style-name="T7">-1</text:span></text:p>
            <text:p text:style-name="P104">Estadual <text:span text:style-name="T7">-2</text:span></text:p>
            <text:p text:style-name="P104">Concessionada <text:span text:style-name="T7">-7</text:span></text:p>
            <text:p text:style-name="P104"/>
            <text:p text:style-name="P132">V - tipo in (4) and not (administracao in (1,2,7))</text:p>
          </table:table-cell>
          <table:covered-table-cell/>
        </table:table-row>
      </table:table>
      <text:p text:style-name="P194">Obs de sigla: </text:p>
      <text:p text:style-name="P196">V - sigla is NULL</text:p>
      <text:p text:style-name="P197">V - (sigla is not NULL and not (jurisdicao in (1,2))) or (jurisdicao in (1,2) and sigla is NULL)</text:p>
      <text:p text:style-name="P197">V - jurisdicao in (1) and not (array_contains( array_foreach( string_to_array( sigla,';'),(regexp_match( @element, '^BR-\\\\d\\\\d\\\\d$'))), true))</text:p>
      <text:p text:style-name="P197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6"/>
      <text:p text:style-name="P1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leLine1707638749840">
          <table:table-cell table:style-name="Tabela22.A1" office:value-type="string">
            <text:p text:style-name="P13">Classe</text:p>
          </table:table-cell>
          <table:table-cell table:style-name="Tabela22.B1" table:number-columns-spanned="2" office:value-type="string">
            <text:p text:style-name="P30">llp_aglomerado_rural <text:span text:style-name="T42">[P]</text:span></text:p>
          </table:table-cell>
          <table:covered-table-cell/>
        </table:table-row>
        <table:table-row table:style-name="TableLine1707638763712">
          <table:table-cell table:style-name="Tabela22.A2" office:value-type="string">
            <text:p text:style-name="P13">Atributo</text:p>
          </table:table-cell>
          <table:table-cell table:style-name="Tabela22.A2" office:value-type="string">
            <text:p text:style-name="P45">nome<text:span text:style-name="T5"> (1)</text:span></text:p>
          </table:table-cell>
          <table:table-cell table:style-name="Tabela22.C2" office:value-type="string">
            <text:p text:style-name="P45">tipo<text:span text:style-name="T4"> (1)</text:span></text:p>
          </table:table-cell>
        </table:table-row>
        <table:table-row table:style-name="TableLine1707638774320">
          <table:table-cell table:style-name="Tabela22.A3" office:value-type="string">
            <text:p text:style-name="P13">Domínio</text:p>
          </table:table-cell>
          <table:table-cell table:style-name="Tabela22.B3" office:value-type="string">
            <text:p text:style-name="P165">A ser preenchido</text:p>
            <text:p text:style-name="P170">(*)</text:p>
          </table:table-cell>
          <table:table-cell table:style-name="Tabela22.C3" office:value-type="string">
            <text:p text:style-name="P64">Aglomerado rural isolado – Núcleo -5 !</text:p>
            <text:p text:style-name="P91">Aglomerado rural isolado – Povoado -6</text:p>
            <text:p text:style-name="P91">Outros aglomerados rurais – Lugarejo -7</text:p>
            <text:p text:style-name="P91"/>
            <text:p text:style-name="P162">! - tipo in (5)</text:p>
          </table:table-cell>
        </table:table-row>
      </table:table>
      <text:p text:style-name="P5"/>
      <text:p text:style-name="P12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4"/>
        <table:table-row table:style-name="TableLine1707638768880">
          <table:table-cell table:style-name="Tabela16.A1" office:value-type="string">
            <text:p text:style-name="P16">Classe</text:p>
          </table:table-cell>
          <table:table-cell table:style-name="Tabela16.B1" table:number-columns-spanned="5" office:value-type="string">
            <text:p text:style-name="P23"><text:span text:style-name="T94">aquisicao_</text:span><text:span text:style-name="T20">centroide_limite_especial </text:span><text:span text:style-name="T92">[P] </text:span><text:span text:style-name="T20">/ llp_area_pub_militar [L A] / llp_terra_indigena [L A] / llp_</text:span><text:span text:style-name="T73">unidade_conservacao</text:span><text:span text:style-name="T20"> [L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07638772416">
          <table:table-cell table:style-name="Tabela16.A2" office:value-type="string">
            <text:p text:style-name="P16">Atributo</text:p>
          </table:table-cell>
          <table:table-cell table:style-name="Tabela16.A2" office:value-type="string">
            <text:p text:style-name="P48">nome<text:span text:style-name="T5"> (0..1)</text:span></text:p>
          </table:table-cell>
          <table:table-cell table:style-name="Tabela16.A2" office:value-type="string">
            <text:p text:style-name="P48">tipo<text:span text:style-name="T4"> (1)</text:span></text:p>
          </table:table-cell>
          <table:table-cell table:style-name="Tabela16.A2" office:value-type="string">
            <text:p text:style-name="P53">geometria_aproximada<text:span text:style-name="T4"> (1)</text:span></text:p>
          </table:table-cell>
          <table:table-cell table:style-name="Tabela16.A2" office:value-type="string">
            <text:p text:style-name="P53"><text:span text:style-name="T74">s</text:span>obreposto <text:span text:style-name="T73">(1)</text:span></text:p>
          </table:table-cell>
          <table:table-cell table:style-name="Tabela16.F2" office:value-type="string">
            <text:p text:style-name="P53">exibir_rotulo_aproximado <text:span text:style-name="T73">(1)</text:span></text:p>
          </table:table-cell>
        </table:table-row>
        <table:table-row table:style-name="TableLine1707638767248">
          <table:table-cell table:style-name="Tabela16.A5" table:number-rows-spanned="3" office:value-type="string">
            <text:p text:style-name="P16">Domínio</text:p>
          </table:table-cell>
          <table:table-cell table:style-name="Tabela16.B5" table:number-rows-spanned="3" office:value-type="string">
            <text:p text:style-name="P168">A ser preenchido</text:p>
            <text:p text:style-name="P171">(*)</text:p>
          </table:table-cell>
          <table:table-cell table:style-name="Tabela16.C3" office:value-type="string">
            <text:p text:style-name="P19">llp_area_pub_militar [L A]</text:p>
            <text:p text:style-name="P84"/>
            <text:p text:style-name="P84">Área militar - <text:span text:style-name="T92">36</text:span></text:p>
          </table:table-cell>
          <table:table-cell table:style-name="Tabela16.D5" table:number-rows-spanned="3" office:value-type="string">
            <text:p text:style-name="P89">Sim -1</text:p>
            <text:p text:style-name="P89">Não -2</text:p>
          </table:table-cell>
          <table:table-cell table:style-name="Tabela16.E5" table:number-rows-spanned="3" office:value-type="string">
            <text:p text:style-name="P89">Sim -1</text:p>
            <text:p text:style-name="P89">Não -2</text:p>
          </table:table-cell>
          <table:table-cell table:style-name="Tabela16.F5" table:number-rows-spanned="3" office:value-type="string">
            <text:p text:style-name="P89">Sim -1</text:p>
            <text:p text:style-name="P62">Não -2 !</text:p>
            <text:p text:style-name="P62"/>
            <text:p text:style-name="P153">(Rest. Rot. Aprox.)</text:p>
            <text:p text:style-name="P156">! - exibir_rotulo_aproximado in (2)</text:p>
          </table:table-cell>
        </table:table-row>
        <table:table-row table:style-name="TableLine1707638769424">
          <table:covered-table-cell/>
          <table:covered-table-cell/>
          <table:table-cell table:style-name="Tabela16.C4" office:value-type="string">
            <text:p text:style-name="P19">llp_terra_indigena [L A]</text:p>
            <text:p text:style-name="P84"/>
            <text:p text:style-name="P84">Terra indígena -<text:span text:style-name="T92">2</text:span></text:p>
          </table:table-cell>
          <table:covered-table-cell/>
          <table:covered-table-cell/>
          <table:covered-table-cell/>
        </table:table-row>
        <table:table-row table:style-name="TableLine1707638769696">
          <table:covered-table-cell/>
          <table:covered-table-cell/>
          <table:table-cell table:style-name="Tabela16.C5" office:value-type="string">
            <text:p text:style-name="P22"><text:span text:style-name="T20">llp_</text:span><text:span text:style-name="T73">unidade_conservacao</text:span><text:span text:style-name="T20"> [L A]</text:span></text:p>
            <text:p text:style-name="P84"/>
            <text:p text:style-name="P84">Unidade de Conservação -5</text:p>
            <text:p text:style-name="P84">Área de Proteção Ambiental – APA -24</text:p>
            <text:p text:style-name="P84">Área de Relevante Interesse Ecológico – ARIE -25</text:p>
            <text:p text:style-name="P84">Floresta – FLO -26</text:p>
            <text:p text:style-name="P84">Reserva de Desenvolvimento Sustentável – RDS -27</text:p>
            <text:p text:style-name="P84">Reserva Extrativista – RESEX -28</text:p>
            <text:p text:style-name="P84">Reserva de Fauna – REFAU -29</text:p>
            <text:p text:style-name="P84">Reserva Particular do Patrimônio Natural – RPPN -30</text:p>
            <text:p text:style-name="P84">Estação Ecológica – ESEC -31</text:p>
            <text:p text:style-name="P84">Parque – PAR -32</text:p>
            <text:p text:style-name="P84">Monumento Natural – MONA -33</text:p>
            <text:p text:style-name="P84">Reserva Biológica – REBIO -34</text:p>
            <text:p text:style-name="P84">Refúgio de Vida Silvestre – RVS -35</text:p>
          </table:table-cell>
          <table:covered-table-cell/>
          <table:covered-table-cell/>
          <table:covered-table-cell/>
        </table:table-row>
      </table:table>
      <text:p text:style-name="P12"/>
      <text:p text:style-name="P10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4"/>
        <table:table-row table:style-name="TableLine1707638762896">
          <table:table-cell table:style-name="Tabela12.A1" office:value-type="string">
            <text:p text:style-name="P13">Classe</text:p>
          </table:table-cell>
          <table:table-cell table:style-name="Tabela12.B1" table:number-columns-spanned="5" office:value-type="string">
            <text:p text:style-name="P21"><text:span text:style-name="T19">llp_limite_legal</text:span> <text:span text:style-name="T43">[L] /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07638770512">
          <table:table-cell table:style-name="Tabela12.A2" office:value-type="string">
            <text:p text:style-name="P13">Atributo</text:p>
          </table:table-cell>
          <table:table-cell table:style-name="Tabela12.A2" office:value-type="string">
            <text:p text:style-name="P45">nome<text:span text:style-name="T5"> (0..1)</text:span></text:p>
          </table:table-cell>
          <table:table-cell table:style-name="Tabela12.A2" office:value-type="string">
            <text:p text:style-name="P45">tipo<text:span text:style-name="T4"> (1)</text:span></text:p>
          </table:table-cell>
          <table:table-cell table:style-name="Tabela12.A2" office:value-type="string">
            <text:p text:style-name="P51">geometria_aproximada<text:span text:style-name="T4"> (1)</text:span></text:p>
          </table:table-cell>
          <table:table-cell table:style-name="Tabela12.A2" office:value-type="string">
            <text:p text:style-name="P51"><text:span text:style-name="T74">s</text:span>obreposto <text:span text:style-name="T73">(1)</text:span></text:p>
          </table:table-cell>
          <table:table-cell table:style-name="Tabela12.F2" office:value-type="string">
            <text:p text:style-name="P51">exibir_rotulo_aproximado <text:span text:style-name="T73">(1)</text:span></text:p>
          </table:table-cell>
        </table:table-row>
        <table:table-row table:style-name="TableLine1707638777584">
          <table:table-cell table:style-name="Tabela12.A3" office:value-type="string">
            <text:p text:style-name="P13">Domínio</text:p>
          </table:table-cell>
          <table:table-cell table:style-name="Tabela12.B3" office:value-type="string">
            <text:p text:style-name="P165">A ser preenchido</text:p>
          </table:table-cell>
          <table:table-cell table:style-name="Tabela12.C3" office:value-type="string">
            <text:p text:style-name="P113">Limite Internacional -1</text:p>
            <text:p text:style-name="P112">Limite Estadual -2</text:p>
            <text:p text:style-name="P80">[L]</text:p>
          </table:table-cell>
          <table:table-cell table:style-name="Tabela12.D3" office:value-type="string">
            <text:p text:style-name="P85">Sim -1</text:p>
            <text:p text:style-name="P86">Não -2</text:p>
          </table:table-cell>
          <table:table-cell table:style-name="Tabela12.E3" office:value-type="string">
            <text:p text:style-name="P85">Sim -1</text:p>
            <text:p text:style-name="P86">Não -2</text:p>
          </table:table-cell>
          <table:table-cell table:style-name="Tabela12.F3" office:value-type="string">
            <text:p text:style-name="P85">Sim -1</text:p>
            <text:p text:style-name="P63">Não -2 !</text:p>
            <text:p text:style-name="P63"/>
            <text:p text:style-name="P153">(Rest. Rot. Aprox.)</text:p>
            <text:p text:style-name="P157">! - exibir_rotulo_aproximado in (2)</text:p>
          </table:table-cell>
        </table:table-row>
      </table:table>
      <text:p text:style-name="P4"/>
      <text:p text:style-name="P5"/>
      <table:table table:name="Tabela18" table:style-name="Tabela18">
        <table:table-column table:style-name="Tabela18.A"/>
        <table:table-column table:style-name="Tabela18.B"/>
        <table:table-column table:style-name="Tabela18.C" table:number-columns-repeated="2"/>
        <table:table-row table:style-name="TableLine1707638763440">
          <table:table-cell table:style-name="Tabela18.A1" office:value-type="string">
            <text:p text:style-name="P13">Classe</text:p>
          </table:table-cell>
          <table:table-cell table:style-name="Tabela18.B1" table:number-columns-spanned="3" office:value-type="string">
            <text:p text:style-name="P30">llp_localidade <text:span text:style-name="T42">[P]</text:span></text:p>
          </table:table-cell>
          <table:covered-table-cell/>
          <table:covered-table-cell/>
        </table:table-row>
        <table:table-row table:style-name="TableLine1707638780304">
          <table:table-cell table:style-name="Tabela18.A2" office:value-type="string">
            <text:p text:style-name="P13">Atributo</text:p>
          </table:table-cell>
          <table:table-cell table:style-name="Tabela18.A2" office:value-type="string">
            <text:p text:style-name="P45">nome<text:span text:style-name="T5"> (1)</text:span></text:p>
          </table:table-cell>
          <table:table-cell table:style-name="Tabela18.A2" office:value-type="string">
            <text:p text:style-name="P45">tipo<text:span text:style-name="T4"> (1)</text:span></text:p>
          </table:table-cell>
          <table:table-cell table:style-name="Tabela18.D2" office:value-type="string">
            <text:p text:style-name="P90">populacao</text:p>
          </table:table-cell>
        </table:table-row>
        <table:table-row table:style-name="TableLine1707638786560">
          <table:table-cell table:style-name="Tabela18.A3" office:value-type="string">
            <text:p text:style-name="P13">Domínio</text:p>
          </table:table-cell>
          <table:table-cell table:style-name="Tabela18.B3" office:value-type="string">
            <text:p text:style-name="P165">A ser preenchido</text:p>
            <text:p text:style-name="P174">(*)</text:p>
          </table:table-cell>
          <table:table-cell table:style-name="Tabela18.C3" office:value-type="string">
            <text:p text:style-name="P92">Cidade -1</text:p>
            <text:p text:style-name="P91">Capital estadual -2</text:p>
            <text:p text:style-name="P91">Capital federal -3</text:p>
            <text:p text:style-name="P91">Vila -4</text:p>
          </table:table-cell>
          <table:table-cell table:style-name="Tabela18.D3" office:value-type="string">
            <text:p text:style-name="P93">Inteiro <text:span text:style-name="T83">(*)</text:span></text:p>
            <text:p text:style-name="P93"/>
            <text:p text:style-name="P136"><text:span text:style-name="T25">V - </text:span><text:span text:style-name="T30">(tipo in (1,2,3) and (populacao is NULL)) or (not(tipo in (1,2,3)) and (not(populacao is NULL)))</text:span></text:p>
          </table:table-cell>
        </table:table-row>
      </table:table>
      <text:p text:style-name="P5"/>
      <text:p text:style-name="P5"/>
      <table:table table:name="Tabela21" table:style-name="Tabela21">
        <table:table-column table:style-name="Tabela21.A"/>
        <table:table-column table:style-name="Tabela21.B"/>
        <table:table-row table:style-name="TableLine1707638789552">
          <table:table-cell table:style-name="Tabela21.A1" office:value-type="string">
            <text:p text:style-name="P13">Classe</text:p>
          </table:table-cell>
          <table:table-cell table:style-name="Tabela21.B1" office:value-type="string">
            <text:p text:style-name="P30">llp_<text:span text:style-name="T75">nome_</text:span>local <text:span text:style-name="T42">[P]</text:span></text:p>
          </table:table-cell>
        </table:table-row>
        <table:table-row table:style-name="TableLine1707638784112">
          <table:table-cell table:style-name="Tabela21.A2" office:value-type="string">
            <text:p text:style-name="P13">Atributo</text:p>
          </table:table-cell>
          <table:table-cell table:style-name="Tabela21.B2" office:value-type="string">
            <text:p text:style-name="P45">nome<text:span text:style-name="T5"> (1)</text:span></text:p>
          </table:table-cell>
        </table:table-row>
        <table:table-row table:style-name="TableLine1707638793632">
          <table:table-cell table:style-name="Tabela21.A3" office:value-type="string">
            <text:p text:style-name="P13">Domínio</text:p>
          </table:table-cell>
          <table:table-cell table:style-name="Tabela21.B3" office:value-type="string">
            <text:p text:style-name="P165">A ser preenchido</text:p>
            <text:p text:style-name="P170">(*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8DT5H6M5S</meta:editing-duration>
    <meta:editing-cycles>514</meta:editing-cycles>
    <meta:generator>LibreOffice/7.0.6.2$Windows_X86_64 LibreOffice_project/144abb84a525d8e30c9dbbefa69cbbf2d8d4ae3b</meta:generator>
    <dc:date>2022-07-04T09:21:55.559000000</dc:date>
    <meta:print-date>2017-10-18T10:52:42.835000000</meta:print-date>
    <meta:initial-creator>dsgs3aux5</meta:initial-creator>
    <meta:document-statistic meta:table-count="21" meta:image-count="0" meta:object-count="0" meta:page-count="1" meta:paragraph-count="514" meta:word-count="1640" meta:character-count="9518" meta:non-whitespace-character-count="8345"/>
  </office:meta>
</office:document-meta>
</file>